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2">
    </style:style>
    <style:style style:name="P38" style:family="paragraph" style:parent-style-name="Text_20_body" style:list-style-name="L3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4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Text_20_body" style:list-style-name="L5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Text_20_body" style:list-style-name="L6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Text_20_body" style:list-style-name="L7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8">
      <style:paragraph-properties fo:margin-top="0in" fo:margin-bottom="0in"/>
    </style:style>
    <style:style style:name="P63" style:family="paragraph" style:parent-style-name="Text_20_body" style:list-style-name="L9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10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11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Text_20_body" style:list-style-name="L12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Text_20_body" style:list-style-name="L13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14">
    </style:style>
    <style:style style:name="P86" style:family="paragraph" style:parent-style-name="Preformatted_20_Text">
    </style:style>
    <style:style style:name="P87" style:family="paragraph" style:parent-style-name="Text_20_body" style:list-style-name="L15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16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Text_20_body" style:list-style-name="L17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Text_20_body" style:list-style-name="L18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Text_20_body" style:list-style-name="L19">
      <style:paragraph-properties fo:margin-top="0in" fo:margin-bottom="0in"/>
    </style:style>
    <style:style style:name="P116" style:family="paragraph" style:parent-style-name="Text_20_body" style:list-style-name="L20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21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Text_20_body" style:list-style-name="L22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Text_20_body" style:list-style-name="L23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Text_20_body" style:list-style-name="L24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Text_20_body" style:list-style-name="L25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Text_20_body" style:list-style-name="L26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Text_20_body" style:list-style-name="L27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Text_20_body" style:list-style-name="L28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Text_20_body" style:list-style-name="L29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30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Text_20_body" style:list-style-name="L31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Text_20_body" style:list-style-name="L32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Text_20_body" style:list-style-name="L33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Text_20_body" style:list-style-name="L34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Text_20_body" style:list-style-name="L35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Text_20_body" style:list-style-name="L36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Text_20_body" style:list-style-name="L37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Text_20_body" style:list-style-name="L38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1762*"/>
    </style:style>
    <style:style style:name="Table1.B" style:family="table-column">
      <style:table-column-properties style:rel-column-width="53772*"/>
    </style:style>
  </office:automatic-styles>
  <office:body>
    <office:text>
      <text:p text:style-name="Title">Uni DB1 Syntax Details</text:p>
      <text:p text:style-name="Subtitle">Syntax detail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so basically i am monkey” - monke, <text:span text:style-name="T1">monkeeee</text:span></text:p>
      <text:h text:style-name="Heading_20_1" text:outline-level="1"><text:bookmark-start text:name="acknowledgements"/>Acknowledgements<text:bookmark-end text:name="acknowledgements"/></text:h>
      <text:p text:style-name="First_20_paragraph">Most of the following is based on the <text:a xlink:type="simple" xlink:href="https://www.oracletutorial.com/oracle-basics/" office:name=""><text:span text:style-name="Definition">Oracle Tutorial</text:span></text:a>.</text:p>
      <text:h text:style-name="Heading_20_1" text:outline-level="1"><text:bookmark-start text:name="reset-everything"/>Reset Everything<text:bookmark-end text:name="reset-everything"/></text:h>
      <text:p text:style-name="First_20_paragraph">Run the following to get the commands to drop all tables and their constraints:</text:p>
      <text:p text:style-name="P2">begin</text:p>
      <text:p text:style-name="P3"><text:s text:c="2"/>for i in (select index_name from user_indexes where index_name not like '%_PK') loop</text:p>
      <text:p text:style-name="P4"><text:s text:c="4"/>execute immediate 'drop index ' || i.index_name;</text:p>
      <text:p text:style-name="P5"><text:s text:c="2"/>end loop;</text:p>
      <text:p text:style-name="P6"/>
      <text:p text:style-name="P7"><text:s text:c="2"/>for i in (select trigger_name from user_triggers) loop</text:p>
      <text:p text:style-name="P8"><text:s text:c="4"/>execute immediate 'drop trigger ' || i.trigger_name;</text:p>
      <text:p text:style-name="P9"><text:s text:c="2"/>end loop;</text:p>
      <text:p text:style-name="P10"/>
      <text:p text:style-name="P11"><text:s text:c="2"/>for i in (select view_name from user_views) loop</text:p>
      <text:p text:style-name="P12"><text:s text:c="4"/>execute immediate 'drop view ' || i.view_name;</text:p>
      <text:p text:style-name="P13"><text:s text:c="2"/>end loop;</text:p>
      <text:p text:style-name="P14"/>
      <text:p text:style-name="P15"><text:s text:c="2"/>for i in (select table_name from user_tables) loop</text:p>
      <text:p text:style-name="P16"><text:s text:c="4"/>execute immediate 'drop table ' || i.table_name || ' cascade constraints';</text:p>
      <text:p text:style-name="P17"><text:s text:c="2"/>end loop;</text:p>
      <text:p text:style-name="P18"/>
      <text:p text:style-name="P19"><text:s text:c="2"/>execute immediate 'purge recyclebin';</text:p>
      <text:p text:style-name="P20">end;</text:p>
      <text:p text:style-name="First_20_paragraph">Now copy &amp; paste the output into SQL Developer’s SQL worksheet and hit F5.</text:p>
      <text:h text:style-name="Heading_20_1" text:outline-level="1"><text:bookmark-start text:name="sql"/>SQL<text:bookmark-end text:name="sql"/></text:h>
      <text:h text:style-name="Heading_20_2" text:outline-level="2"><text:bookmark-start text:name="operators"/>Operators<text:bookmark-end text:name="operators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=</text:p>
          </table:table-cell>
          <table:table-cell table:style-name="TableRowCell" office:value-type="string">
            <text:p text:style-name="Table_20_Contents">Equality</text:p>
          </table:table-cell>
        </table:table-row>
        <table:table-row>
          <table:table-cell table:style-name="TableRowCell" office:value-type="string">
            <text:p text:style-name="Table_20_Contents">!=,&lt;&gt;</text:p>
          </table:table-cell>
          <table:table-cell table:style-name="TableRowCell" office:value-type="string">
            <text:p text:style-name="Table_20_Contents">Inequality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Table_20_Contents">Greater than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Table_20_Contents">Less than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Table_20_Contents">Greater than or equal to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Table_20_Contents">Less than or equal to</text:p>
          </table:table-cell>
        </table:table-row>
        <table:table-row>
          <table:table-cell table:style-name="TableRowCell" office:value-type="string">
            <text:p text:style-name="Table_20_Contents">IN</text:p>
          </table:table-cell>
          <table:table-cell table:style-name="TableRowCell" office:value-type="string">
            <text:p text:style-name="Table_20_Contents">Equal to any value in a list of values</text:p>
          </table:table-cell>
        </table:table-row>
        <table:table-row>
          <table:table-cell table:style-name="TableRowCell" office:value-type="string">
            <text:p text:style-name="Table_20_Contents">ANY/ SOME/ ALL</text:p>
          </table:table-cell>
          <table:table-cell table:style-name="TableRowCell" office:value-type="string">
            <text:p text:style-name="Table_20_Contents">Compare a value to a list or subquery. It must be preceded by another operator such as =, &gt;, &lt;.j</text:p>
          </table:table-cell>
        </table:table-row>
        <table:table-row>
          <table:table-cell table:style-name="TableRowCell" office:value-type="string">
            <text:p text:style-name="Table_20_Contents">NOT IN</text:p>
          </table:table-cell>
          <table:table-cell table:style-name="TableRowCell" office:value-type="string">
            <text:p text:style-name="Table_20_Contents">Not equal to any value in a list of values</text:p>
          </table:table-cell>
        </table:table-row>
        <table:table-row>
          <table:table-cell table:style-name="TableRowCell" office:value-type="string">
            <text:p text:style-name="Table_20_Contents">[NOT] BETWEEN n and m</text:p>
          </table:table-cell>
          <table:table-cell table:style-name="TableRowCell" office:value-type="string">
            <text:p text:style-name="Table_20_Contents">Equivalent to [Not] &gt;= n and &lt;= y.</text:p>
          </table:table-cell>
        </table:table-row>
        <table:table-row>
          <table:table-cell table:style-name="TableRowCell" office:value-type="string">
            <text:p text:style-name="Table_20_Contents">[NOT] EXISTS</text:p>
          </table:table-cell>
          <table:table-cell table:style-name="TableRowCell" office:value-type="string">
            <text:p text:style-name="Table_20_Contents">Return true if subquery returns at least one row</text:p>
          </table:table-cell>
        </table:table-row>
        <table:table-row>
          <table:table-cell table:style-name="TableRowCell" office:value-type="string">
            <text:p text:style-name="Table_20_Contents">IS [NOT] NULL</text:p>
          </table:table-cell>
          <table:table-cell table:style-name="TableRowCell" office:value-type="string">
            <text:p text:style-name="Table_20_Contents">NULL test</text:p>
          </table:table-cell>
        </table:table-row>
      </table:table>
      <text:h text:style-name="Heading_20_2" text:outline-level="2"><text:bookmark-start text:name="joins"/>Joins<text:bookmark-end text:name="joins"/></text:h>
      <text:list text:style-name="L1">
        <text:list-item>
          <text:p text:style-name="P21">An <text:span text:style-name="T2">inner join</text:span> matches stuff in both tables:</text:p>
          <text:p text:style-name="P22">select a.id as id_a, a.color as color_a, b.id as id_b, b.color as color_b from palette_a a inner join palette_b b on a.color = b.color;</text:p>
        </text:list-item>
        <text:list-item>
          <text:p text:style-name="P21">A <text:span text:style-name="T2">left (outer) join</text:span> matches everything in the left tables plus what matches in the right table:</text:p>
          <text:p text:style-name="P23">select a.id as id_a, a.color as color_a, b.id as id_b, b.color as color_b from palette_a a left join palette_b b on a.color = b.color</text:p>
        </text:list-item>
        <text:list-item>
          <text:p text:style-name="P21">This <text:span text:style-name="T2">left (outer)</text:span> join matches everything that is in the left table and not in the right table:</text:p>
          <text:p text:style-name="P24">select a.id as id_a, a.color as color_a, b.id as id_b, b.color as color_b from palette_a a left join palette_b b on a.color = b.color where b.id is null</text:p>
        </text:list-item>
        <text:list-item>
          <text:p text:style-name="P21">A <text:span text:style-name="T2">right (outer) join</text:span> matches everything in the right join plus what matches in the left table:</text:p>
          <text:p text:style-name="P25">select a.id as id_a, a.color as color_a, b.id as id_b, b.color as color_b from palette_a a right join palette_b b on a.color = b.color;</text:p>
        </text:list-item>
        <text:list-item>
          <text:p text:style-name="P21">This <text:span text:style-name="T2">right (outer) join</text:span> matches everything that is in the right table and not in the left table:</text:p>
          <text:p text:style-name="P26">select a.id as id_a, a.color as color_a, b.id as id_b, b.color as color_b from palette_a a right join palette_b b on a.color = b.color where a.id is null;</text:p>
        </text:list-item>
        <text:list-item>
          <text:p text:style-name="P21">A <text:span text:style-name="T2">full (outer) join</text:span> merges both tables:</text:p>
          <text:p text:style-name="P27">select a.id as id_a, a.color as color_a, b.id as id_b, b.color as color_b from palette_a a full join palette_b b on a.color = b.color;</text:p>
        </text:list-item>
        <text:list-item>
          <text:p text:style-name="P21">This <text:span text:style-name="T2">full (outer) join</text:span> merges both tables and removes those rows which are in both:</text:p>
          <text:p text:style-name="P28">select a.id as id_a, a.color as color_a, b.id as id_b, b.color as color_b from palette_a a full join palette_b b on a.color = b.color where a.id is null or b.id is null;</text:p>
        </text:list-item>
        <text:list-item>
          <text:p text:style-name="P21">In addition to the on keyword you can also use the using keyword if the PK and FK are the same:</text:p>
          <text:p text:style-name="P29">select * from orders inner join order_items using(order_id)</text:p>
        </text:list-item>
        <text:list-item>
          <text:p text:style-name="P21">You can also use multiple on or using statements:</text:p>
          <text:p text:style-name="P30">select * from orders inner join order_items using(order_id) inner join customers using(customer_id)</text:p>
        </text:list-item>
        <text:list-item>
          <text:p text:style-name="P21">If you use the on keyword, use <text:span text:style-name="Source_Text">and</text:span> for multiples!</text:p>
        </text:list-item>
        <text:list-item>
          <text:p text:style-name="P21">You can also create the Cartesian product:</text:p>
          <text:p text:style-name="P31">select * from products cross join warehouse;</text:p>
        </text:list-item>
        <text:list-item>
          <text:p text:style-name="P21">It is also possible to do a self join:</text:p>
          <text:p text:style-name="P32">select (w.first_name || ' ' || w.last_name) "Worker", (m.first_name || ' ' || m.last_name) "Manager", w.job_title from employees w left join employees m on w.employee_id = m.manager_id</text:p>
        </text:list-item>
        <text:list-item>
          <text:p text:style-name="P21">What is the difference between <text:span text:style-name="Source_Text">join</text:span> and <text:span text:style-name="Source_Text">union</text:span>? <text:span text:style-name="Source_Text">join</text:span> merges horizontally (there are more columns than before, maybe also more rows), <text:span text:style-name="Source_Text">union</text:span> merges vertically (there are more rows than before, but the column count stays the same).</text:p>
        </text:list-item>
        <text:list-item>
          <text:p text:style-name="P21"><text:span text:style-name="Source_Text">union</text:span> is similar to <text:span text:style-name="Source_Text">T1 | T2</text:span> in TypeScript; you can use order by and union to remove duplicates, but note that we have to use select two times:</text:p>
          <text:p text:style-name="P33">select first_name, last_name, email, 'contact' as role from contacts union select first_name, last_name, email, 'employee' as role from employees order by role</text:p>
        </text:list-item>
        <text:list-item>
          <text:p text:style-name="P21"><text:span text:style-name="Source_Text">union all</text:span> is similar to <text:span text:style-name="Source_Text">T1 &amp; T2</text:span> in TypeScript; it keeps duplicates:</text:p>
          <text:p text:style-name="P34">select last_name from contacts union all select last_name from employees;</text:p>
        </text:list-item>
        <text:list-item>
          <text:p text:style-name="P21">Wish to find the difference between two tables? Use <text:span text:style-name="Source_Text">intersect</text:span>:</text:p>
          <text:p text:style-name="P35">select last_name from contacts intersect select last_name from employees;</text:p>
        </text:list-item>
        <text:list-item>
          <text:p text:style-name="P21">Wish to subtract one table from another table? Use <text:span text:style-name="Source_Text">minus</text:span>:</text:p>
          <text:p text:style-name="P36">select last_name from contacts minus select last_name from employees;</text:p>
        </text:list-item>
      </text:list>
      <text:h text:style-name="Heading_20_2" text:outline-level="2"><text:bookmark-start text:name="aliases"/>Aliases<text:bookmark-end text:name="aliases"/></text:h>
      <text:list text:style-name="L2">
        <text:list-item>
          <text:p text:style-name="P37">You can alias long column names with <text:span text:style-name="Source_Text">select mylongname as name from contacts</text:span> or just <text:span text:style-name="Source_Text">select mylongname name from contacts</text:span>. The <text:span text:style-name="Source_Text">as</text:span> keyword is optional. Full-text column names are supported by enclosing in ““. as can also format strings: <text:span text:style-name="Source_Text">select first_name || ' ' || last_name as "Name" from employees;</text:span> yields Alice, Bob and System.</text:p>
        </text:list-item>
        <text:list-item>
          <text:p text:style-name="P37">You can also create a table alias (using <text:span text:style-name="Source_Text">from employees e</text:span>), but you CAN’T USE the <text:span text:style-name="Source_Text">as</text:span> keyword.</text:p>
        </text:list-item>
      </text:list>
      <text:h text:style-name="Heading_20_2" text:outline-level="2"><text:bookmark-start text:name="limits-and-pagination"/>Limits and Pagination<text:bookmark-end text:name="limits-and-pagination"/></text:h>
      <text:list text:style-name="L3">
        <text:list-item>
          <text:p text:style-name="P38">The Oracle equivalent of filter is <text:span text:style-name="Source_Text">fetch n next rows only</text:span>: <text:span text:style-name="Source_Text">select * from products order by list_price desc fetch next 5 rows only;</text:span>.</text:p>
        </text:list-item>
        <text:list-item>
          <text:p text:style-name="P38">You may also use the <text:span text:style-name="Source_Text">fetch next n percent rows only</text:span>:</text:p>
          <text:p text:style-name="P39">select * from inventories order by quantity desc fetch next 10 percent rows only;</text:p>
        </text:list-item>
        <text:list-item>
          <text:p text:style-name="P38">Filtering by for example a quantity, and you only want the first 10 “condition matches”? Use <text:span text:style-name="Source_Text">fetch n next rows with ties</text:span>:</text:p>
          <text:p text:style-name="P40">select * from inventories order by quantity desc fetch next 5 rows with ties;</text:p>
        </text:list-item>
        <text:list-item>
          <text:p text:style-name="P38">Need Pagination? Use offset:</text:p>
          <text:p text:style-name="P41">select * from products order by standard_cost desc offset 10 rows fetch next 10 rows only;.</text:p>
        </text:list-item>
      </text:list>
      <text:h text:style-name="Heading_20_2" text:outline-level="2"><text:bookmark-start text:name="dates-and-intervals"/>Dates and Intervals<text:bookmark-end text:name="dates-and-intervals"/></text:h>
      <text:list text:style-name="L4">
        <text:list-item>
          <text:p text:style-name="P42">Want to extract a year from a date? Use <text:span text:style-name="Source_Text">extract</text:span>:</text:p>
          <text:p text:style-name="P43">select * from orders where status = 'Shipped' and extract(year from order_date) = 2017 order by order_date desc fetch next 1 rows with ties;</text:p>
        </text:list-item>
        <text:list-item>
          <text:p text:style-name="P42">Want to get the current date? Use <text:span text:style-name="Source_Text">current_date</text:span>:</text:p>
          <text:p text:style-name="P44">select current_date from dual;</text:p>
        </text:list-item>
        <text:list-item>
          <text:p text:style-name="P42">The <text:span text:style-name="Source_Text">to_char</text:span> function can convert dates (and timestamps) to chars:</text:p>
          <text:p text:style-name="P45">select to_char(sysdate, 'YYYY-MM-DD') from dual;</text:p>
        </text:list-item>
        <text:list-item>
          <text:p text:style-name="P42">The <text:span text:style-name="Source_Text">to_date</text:span> function can convert chars to dates:</text:p>
          <text:p text:style-name="P46">select to_date('2021-01-12', 'YYYY-MM-DD') from dual;</text:p>
        </text:list-item>
        <text:list-item>
          <text:p text:style-name="P42">Alternatively, the date literal uses the <text:span text:style-name="Source_Text">YYYY-MM-DD</text:span> format and does not require format specs:</text:p>
          <text:p text:style-name="P47">select date '1969-04-20' from dual;</text:p>
        </text:list-item>
        <text:list-item>
          <text:p text:style-name="P42">You can get the current date with <text:span text:style-name="Source_Text">sysdate</text:span>:</text:p>
          <text:p text:style-name="P48">select localtimestamp from dual;</text:p>
        </text:list-item>
        <text:list-item>
          <text:p text:style-name="P42">You can get the current date &amp; time with <text:span text:style-name="Source_Text">datelocaltimestamp</text:span>:</text:p>
          <text:p text:style-name="P49">select localtimestamp from dual;</text:p>
        </text:list-item>
        <text:list-item>
          <text:p text:style-name="P42">The current time zone is available with <text:span text:style-name="Source_Text">sessiontimezone</text:span>:</text:p>
          <text:p text:style-name="P50">select sessiontimezone from dual (yields Europe/Berlin);</text:p>
        </text:list-item>
        <text:list-item>
          <text:p text:style-name="P42">The <text:span text:style-name="Source_Text">timestamp</text:span> literal uses the <text:span text:style-name="Source_Text">YYYY-MM-DD HH24:MI:SS.FF</text:span> format:</text:p>
          <text:p text:style-name="P51">select timestamp '1969-04-20 00:00:00.00' from dual;</text:p>
        </text:list-item>
        <text:list-item>
          <text:p text:style-name="P42">You may also append the timezone (But keep in mind that timestamp with time zone is the column type in this case):</text:p>
          <text:p text:style-name="P52">select timestamp '1969-04-20 00:00:00.00 Europe/Berlin' from dual;</text:p>
        </text:list-item>
        <text:list-item>
          <text:p text:style-name="P42">The <text:span text:style-name="Source_Text">interval</text:span> literal can be used to create intervals:</text:p>
          <text:p text:style-name="P53">select interval '9' day from dual, select interval '9' month from dual, select interval '9-2' year to month from dual or select interval '09:08:6.75' hour to second(2) from dual;</text:p>
        </text:list-item>
        <text:list-item>
          <text:p text:style-name="P42">Using the <text:span text:style-name="Source_Text">months_between</text:span> function, the count of months between two dates can be computed.</text:p>
        </text:list-item>
      </text:list>
      <text:h text:style-name="Heading_20_2" text:outline-level="2"><text:bookmark-start text:name="expressions"/>Expressions<text:bookmark-end text:name="expressions"/></text:h>
      <text:list text:style-name="L5">
        <text:list-item>
          <text:p text:style-name="P54">Only single quotes are supported.</text:p>
        </text:list-item>
        <text:list-item>
          <text:p text:style-name="P54">Comparisons are done with <text:span text:style-name="Source_Text">=</text:span>, NOT <text:span text:style-name="Source_Text">==</text:span>.</text:p>
        </text:list-item>
        <text:list-item>
          <text:p text:style-name="P54">It also supports full expression evaluation:</text:p>
        </text:list-item>
      </text:list>
      <text:p text:style-name="P55">select product_name as "Product Name", list_price - standard_cost as "Gross Profit" from products order by "Gross Profit"</text:p>
      <text:list text:style-name="L6">
        <text:list-item>
          <text:p text:style-name="P56">You can use <text:span text:style-name="Source_Text">()</text:span> in <text:span text:style-name="Source_Text">where</text:span> clauses to prioritize:</text:p>
          <text:p text:style-name="P57">select * from orders where (</text:p>
          <text:p text:style-name="P58">status = 'Canceled' or status = 'Pending' ) and customer_id = 44</text:p>
          <text:p text:style-name="P59">order by order_date;</text:p>
        </text:list-item>
        <text:list-item>
          <text:p text:style-name="P56">The <text:span text:style-name="Source_Text">in</text:span> keyword is a useful tool for sub collections and subqueries:</text:p>
          <text:list text:style-name="L7">
            <text:list-item>
              <text:p text:style-name="P60"><text:span text:style-name="Source_Text">select * from orders where salesman_id in (54, 55, 56) order by order_id;</text:span></text:p>
            </text:list-item>
            <text:list-item>
              <text:p text:style-name="P60"><text:span text:style-name="Source_Text">select * from orders where salesman_id not in (54, 55, 56) order by order_id; (you can use not)</text:span></text:p>
            </text:list-item>
            <text:list-item>
              <text:p text:style-name="P60"><text:span text:style-name="Source_Text">select * from employees where employee_id in ( select distinct salesman_id from orders where status = 'Canceled' ) order by first_name;</text:span> (you can of course also use not)</text:p>
            </text:list-item>
          </text:list>
        </text:list-item>
        <text:list-item>
          <text:p text:style-name="P56"><text:span text:style-name="Source_Text">between</text:span> can also be used for dates:</text:p>
          <text:p text:style-name="P61">select * from orders where order_date between date '2016-12-01' and date '2016-12-31'</text:p>
        </text:list-item>
        <text:list-item>
          <text:p text:style-name="P56"><text:span text:style-name="Source_Text">... like '%Asus%'</text:span> (note the 's) is basically a full-text search.</text:p>
        </text:list-item>
        <text:list-item>
          <text:p text:style-name="P56">Some examples of <text:span text:style-name="Source_Text">like</text:span> (you can use <text:span text:style-name="Source_Text">not</text:span> for all of them):</text:p>
          <text:list text:style-name="L8">
            <text:list-item>
              <text:p text:style-name="P62"><text:span text:style-name="Source_Text">select * from contacts where last_name like 'St%'</text:span></text:p>
            </text:list-item>
            <text:list-item>
              <text:p text:style-name="P62"><text:span text:style-name="Source_Text">select * from contacts where last_name like '%St'</text:span></text:p>
            </text:list-item>
            <text:list-item>
              <text:p text:style-name="P62"><text:span text:style-name="Source_Text">select * from contacts where last_name like '%St%'</text:span></text:p>
            </text:list-item>
            <text:list-item>
              <text:p text:style-name="P62"><text:span text:style-name="Source_Text">select * from contacts where last_name like 'Po_tinger'</text:span> (<text:span text:style-name="Source_Text">_</text:span> matches any one character)</text:p>
            </text:list-item>
            <text:list-item>
              <text:p text:style-name="P62"><text:span text:style-name="Source_Text">select * from contacts where lower(last_name) like 'st%'</text:span></text:p>
            </text:list-item>
            <text:list-item>
              <text:p text:style-name="P62"><text:span text:style-name="Source_Text">select * from contacts where upper(last_name) like 'st%'</text:span></text:p>
            </text:list-item>
            <text:list-item>
              <text:p text:style-name="P62"><text:span text:style-name="Source_Text">select * from discounts where discount_message like '%%%'</text:span> (returns everything)</text:p>
            </text:list-item>
            <text:list-item>
              <text:p text:style-name="P62"><text:span text:style-name="Source_Text">select * from discounts where discount_message like '%%%' escape '!'</text:span> (returns everything that includes the string ‘%’)</text:p>
            </text:list-item>
          </text:list>
        </text:list-item>
        <text:list-item>
          <text:p text:style-name="P56">You can compare against null with <text:span text:style-name="Source_Text">is null</text:span> (<text:span text:style-name="Source_Text">= NULL</text:span> does not work). You can negate with <text:span text:style-name="Source_Text">not</text:span>.</text:p>
        </text:list-item>
      </text:list>
      <text:h text:style-name="Heading_20_2" text:outline-level="2"><text:bookmark-start text:name="grouping-and-ordering"/>Grouping and Ordering<text:bookmark-end text:name="grouping-and-ordering"/></text:h>
      <text:list text:style-name="L9">
        <text:list-item>
          <text:p text:style-name="P63">You can use functions like <text:span text:style-name="Source_Text">upper</text:span> and dates when ordering.</text:p>
        </text:list-item>
        <text:list-item>
          <text:p text:style-name="P63">The <text:span text:style-name="Source_Text">group by</text:span> keyword can be used to find unique data:</text:p>
          <text:p text:style-name="P64">select status from orders group by status;</text:p>
        </text:list-item>
        <text:list-item>
          <text:p text:style-name="P63">By combining <text:span text:style-name="Source_Text">group by</text:span> with <text:span text:style-name="Source_Text">count</text:span> you can count the amount of unique data:</text:p>
          <text:p text:style-name="P65">select status, count (*) from orders group by status;</text:p>
        </text:list-item>
        <text:list-item>
          <text:p text:style-name="P63"><text:span text:style-name="Source_Text">group by</text:span> can also be used with the <text:span text:style-name="Source_Text">where</text:span> keyword:</text:p>
          <text:p text:style-name="P66">select name, count(*) as "Shipped Orders" from orders inner join customers using(customer_id) where status = 'Shipped' group by name order by "Shipped Orders" desc;</text:p>
        </text:list-item>
        <text:list-item>
          <text:p text:style-name="P63"><text:span text:style-name="Source_Text">where</text:span> can NOT APPEAR AFTER <text:span text:style-name="Source_Text">group by</text:span>; use the having keyword instead.</text:p>
        </text:list-item>
        <text:list-item>
          <text:p text:style-name="P63">The <text:span text:style-name="Source_Text">having</text:span> keyword enables you to filter like with <text:span text:style-name="Source_Text">where</text:span>, but after the <text:span text:style-name="Source_Text">group by</text:span> keyword like so:</text:p>
          <text:p text:style-name="P67">select status from orders where extract(year from order_date) &gt; '2016' group by status having status like '%d';</text:p>
        </text:list-item>
        <text:list-item>
          <text:p text:style-name="P63">Multiple order by statements? First ordered by first statement, then “sub-ordered” by the second (last name the same -&gt; now first name is evaluated).</text:p>
        </text:list-item>
        <text:list-item>
          <text:p text:style-name="P63">Want to have nulls first when ordering? Use nulls first or nulls last as the suffix.</text:p>
        </text:list-item>
        <text:list-item>
          <text:p text:style-name="P63">Removal of duplicates is done with <text:span text:style-name="Source_Text">select distinct</text:span>. When multiple columns are being selected, use only one distinct keyword at the start. Multiple nulls are filtered (Null = Null).</text:p>
        </text:list-item>
      </text:list>
      <text:h text:style-name="Heading_20_2" text:outline-level="2"><text:bookmark-start text:name="counting-and-sums"/>Counting and Sums<text:bookmark-end text:name="counting-and-sums"/></text:h>
      <text:list text:style-name="L10">
        <text:list-item>
          <text:p text:style-name="P68">You can count the amount of rows with the <text:span text:style-name="Source_Text">count()</text:span> function:</text:p>
          <text:p text:style-name="P69">select count(*) from products</text:p>
        </text:list-item>
        <text:list-item>
          <text:p text:style-name="P68">The <text:span text:style-name="Source_Text">sum</text:span> function can be used to calculate a total:</text:p>
          <text:p text:style-name="P70">select sum(unit_price * quantity) from order_items;</text:p>
        </text:list-item>
        <text:list-item>
          <text:p text:style-name="P68">It can also be used to calculate a total per row (the group by <text:span text:style-name="Source_Text">order_id</text:span> part is required; <text:span text:style-name="Source_Text">group by order_value</text:span> does not work):</text:p>
          <text:p text:style-name="P71">select order_id, sum(unit_price * quantity) as order_value from order_items group by order_id;</text:p>
        </text:list-item>
      </text:list>
      <text:h text:style-name="Heading_20_2" text:outline-level="2"><text:bookmark-start text:name="inserting"/>Inserting<text:bookmark-end text:name="inserting"/></text:h>
      <text:list text:style-name="L11">
        <text:list-item>
          <text:p text:style-name="P72">It is a good idea to always specify the columns when inserting:</text:p>
          <text:p text:style-name="P73">insert into discounts(discount_name, amount, start_date, expired_date) values ('Summer Promotion', 9.5, date '2017-05-01', date '2017-08-31')</text:p>
        </text:list-item>
        <text:list-item>
          <text:p text:style-name="P72">You can also “insert from select” using <text:span text:style-name="Source_Text">insert into</text:span>:</text:p>
          <text:p text:style-name="P74">insert into sales(customer_id, product_id, order_date, total) select customer_id, product_id, order_date, sum(quantity * unit_price) amount from orders inner join order_items using(order_id) where status = 'Shipped' group by customer_id, product_id, order_date;</text:p>
        </text:list-item>
        <text:list-item>
          <text:p text:style-name="P72">It’s even possible to “create a table from select” using <text:span text:style-name="Source_Text">create table x as</text:span>, basically coping its schema (<text:span text:style-name="Source_Text">where 1 = 0 skips</text:span> copying the rows):</text:p>
          <text:p text:style-name="P75">create table sales_2017 as select * from sales where 1 = 0;</text:p>
        </text:list-item>
        <text:list-item>
          <text:p text:style-name="P72">Using insert all, it is possible to insert multiple rows at once (note the lack of commas between the into keywords. Here, the subquery is ignored/a placeholder.):</text:p>
          <text:p text:style-name="P76">insert all into fruits (fruit_name, color) values ('Apple', 'Red') into fruits (fruit_name, color) values ('Orange', 'Orange') into fruits (fruit_name, color) values ('Banana', 'Yellow') select 1 from dual</text:p>
        </text:list-item>
        <text:list-item>
          <text:p text:style-name="P72">You can also use conditions based on the subquery (<text:span text:style-name="Source_Text">insert first</text:span> is the equivalent of a switch case.):</text:p>
          <text:p text:style-name="P77">insert all when amount &lt; 10000 then into small_orders when amount &gt;= 10000 then into big_orders select order_id, customer_id, (quantity * unit_price) amount from orders inner join order_items using (order_id)</text:p>
        </text:list-item>
      </text:list>
      <text:h text:style-name="Heading_20_2" text:outline-level="2"><text:bookmark-start text:name="switches"/>Switches<text:bookmark-end text:name="switches"/></text:h>
      <text:list text:style-name="L12">
        <text:list-item>
          <text:p text:style-name="P78">Using <text:span text:style-name="Source_Text">case</text:span> it is possible to create if/else constructs:</text:p>
          <text:p text:style-name="P79">select product_name, list_price, case category_id when 1 then round(list_price * 0.05, 2) when 2 then round(list_price * 0.1, 2) else round(list_price * 0.2, 2) end discount from products</text:p>
        </text:list-item>
        <text:list-item>
          <text:p text:style-name="P78"><text:span text:style-name="Source_Text">case</text:span> is also useful for conditional grouping:</text:p>
          <text:p text:style-name="P80">select * from locations order by country_id, case country_id when 'US' then state else city end;</text:p>
        </text:list-item>
        <text:list-item>
          <text:p text:style-name="P78"><text:span text:style-name="Source_Text">case</text:span> also evaluates to an expression, so you can use it for conditional updates:</text:p>
          <text:p text:style-name="P81">update products set list_price = case when list_price &lt; 20 then 30 else 50 end where list_price &lt; 50;</text:p>
        </text:list-item>
      </text:list>
      <text:h text:style-name="Heading_20_2" text:outline-level="2"><text:bookmark-start text:name="helper-functions"/>Helper Functions<text:bookmark-end text:name="helper-functions"/></text:h>
      <text:list text:style-name="L13">
        <text:list-item>
          <text:p text:style-name="P82">You can extract substrings with <text:span text:style-name="Source_Text">substr</text:span>: <text:span text:style-name="Source_Text">select substr('Alex', 1, 1) from dual;</text:span></text:p>
        </text:list-item>
        <text:list-item>
          <text:p text:style-name="P82">Stuff like <text:span text:style-name="Source_Text">select upper('uwu') from dual</text:span> can come in handy.</text:p>
        </text:list-item>
        <text:list-item>
          <text:p text:style-name="P82">Using <text:span text:style-name="Source_Text">round</text:span> it is possible to round numbers (returns 5.23):</text:p>
          <text:p text:style-name="P83">select round(5.234234234234, 2) from dual;</text:p>
        </text:list-item>
        <text:list-item>
          <text:p text:style-name="P82">You can use <text:span text:style-name="Source_Text">replace</text:span> to replace strings:</text:p>
          <text:p text:style-name="P84">update accounts set phone = replace(phone, '+1-', '');</text:p>
        </text:list-item>
        <text:list-item>
          <text:p text:style-name="P82">You can use the <text:span text:style-name="Source_Text">floor</text:span>, <text:span text:style-name="Source_Text">round</text:span> and <text:span text:style-name="Source_Text">ceil</text:span> functions to get rounded values.</text:p>
        </text:list-item>
      </text:list>
      <text:h text:style-name="Heading_20_2" text:outline-level="2"><text:bookmark-start text:name="auto-generated-primary-keys"/>Auto-Generated Primary Keys<text:bookmark-end text:name="auto-generated-primary-keys"/></text:h>
      <text:list text:style-name="L14">
        <text:list-item>
          <text:p text:style-name="P85"><text:span text:style-name="Source_Text">generated by default as identity</text:span> is quite useful for auto-incrementing columns such as PKs:</text:p>
          <text:p text:style-name="P86">create table persons ( person_id number generated by default as identity, first_name varchar2(50) not null, last_name varchar2(50), primary key(person_id) );</text:p>
        </text:list-item>
        <text:list-item>
          <text:p text:style-name="P85"><text:span text:style-name="Source_Text">generated always as identity</text:span> is the same but does not allow setting it manually.</text:p>
        </text:list-item>
      </text:list>
      <text:h text:style-name="Heading_20_2" text:outline-level="2"><text:bookmark-start text:name="modifying-columns"/>Modifying Columns<text:bookmark-end text:name="modifying-columns"/></text:h>
      <text:list text:style-name="L15">
        <text:list-item>
          <text:p text:style-name="P87">You can use <text:span text:style-name="Source_Text">desc mytable</text:span> to show the schema for a table.</text:p>
        </text:list-item>
        <text:list-item>
          <text:p text:style-name="P87"><text:span text:style-name="Source_Text">alter table</text:span> can be used to add columns using add:</text:p>
          <text:p text:style-name="P88">alter table persons add birthdate date not null;</text:p>
        </text:list-item>
        <text:list-item>
          <text:p text:style-name="P87">You can also add multiples at once (note that there is no column keyword):</text:p>
          <text:p text:style-name="P89">alter table persons add ( phone varchar2(20), email varchar2(100) )</text:p>
        </text:list-item>
        <text:list-item>
          <text:p text:style-name="P87"><text:span text:style-name="Source_Text">modify</text:span> can change the column type (note that there is no column keyword):</text:p>
          <text:p text:style-name="P90">alter table persons modify birthdate date null;</text:p>
        </text:list-item>
        <text:list-item>
          <text:p text:style-name="P87"><text:span text:style-name="Source_Text">drop column</text:span> can be used to remove a column</text:p>
          <text:p text:style-name="P91">alter table persons drop column birthdate;</text:p>
        </text:list-item>
        <text:list-item>
          <text:p text:style-name="P87"><text:span text:style-name="Source_Text">rename column</text:span> can be used to rename a column:</text:p>
          <text:p text:style-name="P92">alter table persons rename column first_name to forename;</text:p>
        </text:list-item>
        <text:list-item>
          <text:p text:style-name="P87"><text:span text:style-name="Source_Text">rename to</text:span> can be used to rename a table:</text:p>
          <text:p text:style-name="P93">alter table persons rename to people;</text:p>
        </text:list-item>
        <text:list-item>
          <text:p text:style-name="P87"><text:span text:style-name="Source_Text">rename promotions to promotions_two</text:span> is an alternative syntax.</text:p>
        </text:list-item>
        <text:list-item>
          <text:p text:style-name="P87">You can use the default keyword to set a default value:</text:p>
          <text:p text:style-name="P94">alter table accounts add status number(1,0) default 1 not null.</text:p>
        </text:list-item>
        <text:list-item>
          <text:p text:style-name="P87">A more efficient logical version of drop column is set unused column:</text:p>
          <text:p text:style-name="P95">alter table suppliers set unused column fax;</text:p>
        </text:list-item>
        <text:list-item>
          <text:p text:style-name="P87">You can now drop it using:</text:p>
          <text:p text:style-name="P96">alter table suppliers drop unused columns;</text:p>
        </text:list-item>
        <text:list-item>
          <text:p text:style-name="P87">If you want to physically drop a column, use <text:span text:style-name="Source_Text">drop</text:span>:</text:p>
          <text:p text:style-name="P97">alter table suppliers drop (email, phone);</text:p>
        </text:list-item>
      </text:list>
      <text:h text:style-name="Heading_20_2" text:outline-level="2"><text:bookmark-start text:name="virtual-columns"/>Virtual Columns<text:bookmark-end text:name="virtual-columns"/></text:h>
      <text:list text:style-name="L16">
        <text:list-item>
          <text:p text:style-name="P98">You can create virtual columns in regular tables without using views with <text:span text:style-name="Source_Text">alter table x add ... as</text:span> (note the required <text:span text:style-name="Source_Text">(</text:span> after the <text:span text:style-name="Source_Text">as</text:span> keyword):</text:p>
          <text:p text:style-name="P99">alter table parts add (capacity_description as ( case when capacity &lt;= 8 then 'Small' when capacity &gt; 8 then 'Large' end ));</text:p>
        </text:list-item>
        <text:list-item>
          <text:p text:style-name="P98">The size of a <text:span text:style-name="Source_Text">varchar2</text:span> is adjustable afterwards (note that this checks if any current <text:span text:style-name="Source_Text">varchar2</text:span>s are larger than the new size and fails if they are.):</text:p>
          <text:p text:style-name="P100">alter table persons modify first_name varchar2(255);</text:p>
        </text:list-item>
      </text:list>
      <text:h text:style-name="Heading_20_2" text:outline-level="2"><text:bookmark-start text:name="modifying-tables"/>Modifying Tables<text:bookmark-end text:name="modifying-tables"/></text:h>
      <text:list text:style-name="L17">
        <text:list-item>
          <text:p text:style-name="P101">You can drop a table with <text:span text:style-name="Source_Text">drop table</text:span>:</text:p>
          <text:p text:style-name="P102">drop table people;</text:p>
        </text:list-item>
        <text:list-item>
          <text:p text:style-name="P101">Appending <text:span text:style-name="Source_Text">purge</text:span> clears the recycle bin; appending <text:span text:style-name="Source_Text">cascade constraints</text:span> drop all related constraints.</text:p>
        </text:list-item>
        <text:list-item>
          <text:p text:style-name="P101">You can clear a table using <text:span text:style-name="Source_Text">truncate table</text:span>:</text:p>
          <text:p text:style-name="P103">truncate table customers_copy;</text:p>
        </text:list-item>
        <text:list-item>
          <text:p text:style-name="P101">The same limitations as with drop table concerning constraints apply, so appending cascade (WITHOUT constraints) drops all related ones.</text:p>
        </text:list-item>
        <text:list-item>
          <text:p text:style-name="P101">You can clear the recycle bin with:</text:p>
          <text:p text:style-name="P104">purge recyclebin;</text:p>
        </text:list-item>
      </text:list>
      <text:h text:style-name="Heading_20_2" text:outline-level="2"><text:bookmark-start text:name="constraints"/>Constraints<text:bookmark-end text:name="constraints"/></text:h>
      <text:list text:style-name="L18">
        <text:list-item>
          <text:p text:style-name="P105">It is possible to add constraints (any constraints, a primary key in this example) after creating a table with add constraint:</text:p>
          <text:p text:style-name="P106">alter table purchase_orders add constraint purchase_orders_order_id_pk primary key(order_id);</text:p>
        </text:list-item>
        <text:list-item>
          <text:p text:style-name="P105">You may remove a constraint with <text:span text:style-name="Source_Text">drop constraint</text:span>:</text:p>
          <text:p text:style-name="P107">alter table purchase_orders drop constraint purchase_orders_order_id_pk;</text:p>
        </text:list-item>
        <text:list-item>
          <text:p text:style-name="P105">Instead of removing it, you can also use <text:span text:style-name="Source_Text">disable constraint</text:span>:</text:p>
          <text:p text:style-name="P108">alter table purchase_orders disable constraint purchase_orders_order_id_pk;</text:p>
        </text:list-item>
        <text:list-item>
          <text:p text:style-name="P105">And re-enable it with <text:span text:style-name="Source_Text">enable constraint</text:span>:</text:p>
          <text:p text:style-name="P109">alter table purchase_orders enable constraint purchase_orders_order_id_pk;</text:p>
        </text:list-item>
        <text:list-item>
          <text:p text:style-name="P105">You can also add foreign key constraints:</text:p>
          <text:p text:style-name="P110">alter table suppliers add constraint suppliers_supplier_groups_fk foreign key(group_id) references supplier_groups(group_id);</text:p>
        </text:list-item>
        <text:list-item>
          <text:p text:style-name="P105">Using a check constraint, arbitrary expressions can be evaluated:</text:p>
          <text:p text:style-name="P111">alter table parts add constraint check_buy_price_positive check(buy_price &gt; 0);</text:p>
        </text:list-item>
        <text:list-item>
          <text:p text:style-name="P105">A unique constraint prevents unwanted duplicates:</text:p>
          <text:p text:style-name="P112">alter table clients add constraint unique_clients_phone unique(phone);</text:p>
        </text:list-item>
        <text:list-item>
          <text:p text:style-name="P105">With a not null constraint, fuzzy logic can be avoided; it is however best to define nullable fields at schema creation, as the syntax differs from the add constraint/drop constraint logic above:</text:p>
          <text:p text:style-name="P113">alter table clients modify ( 7 phone not null );</text:p>
        </text:list-item>
        <text:list-item>
          <text:p text:style-name="P105">You can remove them by modifying it to null explicitly:</text:p>
          <text:p text:style-name="P114">alter table clients modify ( phone null );</text:p>
        </text:list-item>
      </text:list>
      <text:h text:style-name="Heading_20_2" text:outline-level="2"><text:bookmark-start text:name="types"/>Types<text:bookmark-end text:name="types"/></text:h>
      <text:list text:style-name="L19">
        <text:list-item>
          <text:p text:style-name="P115">You can create a number within a range: <text:span text:style-name="Source_Text">number(1,0)</text:span>.</text:p>
        </text:list-item>
        <text:list-item>
          <text:p text:style-name="P115">The <text:span text:style-name="Source_Text">number</text:span> type is used for all types of numbers by specifying precision and scale: <text:span text:style-name="Source_Text">number(6)</text:span> (or <text:span text:style-name="Source_Text">number(6,0)</text:span>) is a signed integer fitting 6 digits, <text:span text:style-name="Source_Text">number(6,2)</text:span> is a float with two digits precision. The DB doesn’t just cut of numbers, it rounds them.</text:p>
        </text:list-item>
        <text:list-item>
          <text:p text:style-name="P115">The float type can be emulated by the number type, i.e. <text:span text:style-name="Source_Text">float(2)</text:span> is equal to <text:span text:style-name="Source_Text">number(38,2)</text:span>. The argument is in bits instead of digits though.</text:p>
        </text:list-item>
        <text:list-item>
          <text:p text:style-name="P115">The <text:span text:style-name="Source_Text">lengthdb</text:span> function can be used to get the length of field in bytes.</text:p>
        </text:list-item>
        <text:list-item>
          <text:p text:style-name="P115">The char type has a fixed length: name <text:span text:style-name="Source_Text">char(10)</text:span> or name <text:span text:style-name="Source_Text">char(10 bytes)</text:span>, meaning that a char always takes up the amount of bytes set. <text:span text:style-name="Source_Text">nchar</text:span> is the same but UTF-8 or UTF-16 any doesn’t take bytes.</text:p>
        </text:list-item>
        <text:list-item>
          <text:p text:style-name="P115">The <text:span text:style-name="Source_Text">varchar2</text:span> type also takes an argument for the length in bytes, which in ASCII corresponds to the amount of characters. <text:span text:style-name="Source_Text">nvarchar2</text:span> is the same but UTF-8 or UTF-16 and doesn’t take bytes.</text:p>
        </text:list-item>
      </text:list>
      <text:h text:style-name="Heading_20_2" text:outline-level="2"><text:bookmark-start text:name="views"/>Views<text:bookmark-end text:name="views"/></text:h>
      <text:list text:style-name="L20">
        <text:list-item>
          <text:p text:style-name="P116">You can create a view with <text:span text:style-name="Source_Text">create view x as select ...</text:span>:</text:p>
          <text:p text:style-name="P117">create view employees_years_of_service as select employee_id, first_name || ' ' || last_name as full_name, floor(months_between(current_date, hire_date) / 12) as years_of_service from employees;</text:p>
        </text:list-item>
        <text:list-item>
          <text:p text:style-name="P116">If used with <text:span text:style-name="Source_Text">create or replace view</text:span>, upserts are possible.</text:p>
        </text:list-item>
        <text:list-item>
          <text:p text:style-name="P116">By appending <text:span text:style-name="Source_Text">with read only</text:span>, you can prevent data modifications:</text:p>
          <text:p text:style-name="P118">create or replace view employees_years_of_service as select employee_id, first_name || ' ' || last_name as full_name, floor(months_between(current_date, hire_date) / 12) as years_of_service from employees with read only;</text:p>
        </text:list-item>
        <text:list-item>
          <text:p text:style-name="P116"><text:span text:style-name="Source_Text">drop view x</text:span> removes the view.</text:p>
        </text:list-item>
        <text:list-item>
          <text:p text:style-name="P116">Deletions and updates on views are usually fine, but inserts can often be not that useful due to fields being excluded from the view; see <text:span text:style-name="Source_Text">instead of</text:span> triggers later on for a solution;</text:p>
        </text:list-item>
        <text:list-item>
          <text:p text:style-name="P116">Subqueries can be used in selects:</text:p>
          <text:p text:style-name="P119">select * from ( select * from products) where list_price &lt; 100;</text:p>
        </text:list-item>
        <text:list-item>
          <text:p text:style-name="P116">They can also be used in updates:</text:p>
          <text:p text:style-name="P120">update ( select list_price from products ) set list_price = list_price * 1.5;</text:p>
        </text:list-item>
      </text:list>
      <text:h text:style-name="Heading_20_2" text:outline-level="2"><text:bookmark-start text:name="indexes"/>Indexes<text:bookmark-end text:name="indexes"/></text:h>
      <text:list text:style-name="L21">
        <text:list-item>
          <text:p text:style-name="P121">You can create an index with <text:span text:style-name="Source_Text">create index</text:span>:</text:p>
          <text:p text:style-name="P122">create index members_last_name on members(last_name);</text:p>
        </text:list-item>
        <text:list-item>
          <text:p text:style-name="P121">You can also create an index spanning multiple columns:</text:p>
          <text:p text:style-name="P123">create index members_full_name on members(first_name, last_name);</text:p>
        </text:list-item>
        <text:list-item>
          <text:p text:style-name="P121">You can drop an index with <text:span text:style-name="Source_Text">drop index</text:span>:</text:p>
          <text:p text:style-name="P124">drop index members_full_name;</text:p>
        </text:list-item>
      </text:list>
      <text:h text:style-name="Heading_20_1" text:outline-level="1"><text:bookmark-start text:name="plsql"/>PL/SQL<text:bookmark-end text:name="plsql"/></text:h>
      <text:h text:style-name="Heading_20_2" text:outline-level="2"><text:bookmark-start text:name="block-structure"/>Block Structure<text:bookmark-end text:name="block-structure"/></text:h>
      <text:list text:style-name="L22">
        <text:list-item>
          <text:p text:style-name="P125">Block structure:</text:p>
          <text:p text:style-name="P126">declare</text:p>
          <text:p text:style-name="P127">-- declarations</text:p>
          <text:p text:style-name="P128">begin</text:p>
          <text:p text:style-name="P129">-- your logic</text:p>
          <text:p text:style-name="P130">exception</text:p>
          <text:p text:style-name="P131">-- exception handling</text:p>
          <text:p text:style-name="P132">end;</text:p>
        </text:list-item>
        <text:list-item>
          <text:p text:style-name="P125">The most simple example is as follows:</text:p>
          <text:p text:style-name="P133">begin</text:p>
          <text:p text:style-name="P134"><text:s text:c="3"/>dbms_output.put_line('Hello World!');</text:p>
          <text:p text:style-name="P135">end;</text:p>
        </text:list-item>
        <text:list-item>
          <text:p text:style-name="P125">Use <text:span text:style-name="Source_Text">put_line</text:span> from the <text:span text:style-name="Source_Text">dmbs_output</text:span> package to print to stdout.</text:p>
        </text:list-item>
        <text:list-item>
          <text:p text:style-name="P125">You can use the declare section for variables:</text:p>
          <text:p text:style-name="P136">declare</text:p>
          <text:p text:style-name="P137"><text:s text:c="4"/>message varchar(255) := 'Hello, World!';</text:p>
          <text:p text:style-name="P138">begin</text:p>
          <text:p text:style-name="P139"><text:s text:c="4"/>dbms_output.put_line(message);</text:p>
          <text:p text:style-name="P140">end;</text:p>
        </text:list-item>
        <text:list-item>
          <text:p text:style-name="P125">The <text:span text:style-name="Source_Text">exception</text:span> block is used to handle exceptions, for example <text:span text:style-name="Source_Text">zero_divide</text:span> for divisions by zero (<text:span text:style-name="Source_Text">when others then</text:span> handles unexpected other exceptions):</text:p>
          <text:p text:style-name="P141">declare</text:p>
          <text:p text:style-name="P142"><text:s text:c="4"/>result number;</text:p>
          <text:p text:style-name="P143">begin</text:p>
          <text:p text:style-name="P144"><text:s text:c="4"/>result := 1/0;</text:p>
          <text:p text:style-name="P145"/>
          <text:p text:style-name="P146"><text:s text:c="4"/>exception</text:p>
          <text:p text:style-name="P147"><text:s text:c="8"/>when zero_divide then</text:p>
          <text:p text:style-name="P148"><text:s text:c="12"/>dbms_output.put_line(sqlerrm);</text:p>
          <text:p text:style-name="P149"><text:s text:c="8"/>when others then</text:p>
          <text:p text:style-name="P150"><text:s text:c="12"/>dbms_output.put_line('An unexpected error occured: ' || sqlerrm);</text:p>
          <text:p text:style-name="P151">end;</text:p>
        </text:list-item>
        <text:list-item>
          <text:p text:style-name="P125">You always have to specify an execution section; use <text:span text:style-name="Source_Text">null</text:span> for a no-op:</text:p>
          <text:p text:style-name="P152">declare</text:p>
          <text:p text:style-name="P153">begin</text:p>
          <text:p text:style-name="P154"><text:s text:c="4"/>null;</text:p>
          <text:p text:style-name="P155">end;</text:p>
        </text:list-item>
        <text:list-item>
          <text:p text:style-name="P125">You can use <text:span text:style-name="Source_Text">--</text:span> for single line comments and <text:span text:style-name="Source_Text">/*</text:span> for multi line comments.</text:p>
        </text:list-item>
      </text:list>
      <text:h text:style-name="Heading_20_2" text:outline-level="2"><text:bookmark-start text:name="variables"/>Variables<text:bookmark-end text:name="variables"/></text:h>
      <text:list text:style-name="L23">
        <text:list-item>
          <text:p text:style-name="P156">PL/SQL extends SQL by adding a boolean type (which can have the values true, false and null).</text:p>
        </text:list-item>
        <text:list-item>
          <text:p text:style-name="P156">Variables need not be given a value at declaration if they are nullable:</text:p>
          <text:p text:style-name="P157">declare</text:p>
          <text:p text:style-name="P158"><text:s text:c="4"/>total_sales number(15,2);</text:p>
          <text:p text:style-name="P159"><text:s text:c="4"/>credit_limit number(10,0);</text:p>
          <text:p text:style-name="P160"><text:s text:c="4"/>contact_name varchar2(255);</text:p>
          <text:p text:style-name="P161">begin</text:p>
          <text:p text:style-name="P162"><text:s text:c="4"/>null;</text:p>
          <text:p text:style-name="P163">end;</text:p>
        </text:list-item>
        <text:list-item>
          <text:p text:style-name="P156">You can use <text:span text:style-name="Source_Text">default</text:span> as an alternative to the <text:span text:style-name="Source_Text">:=</text:span> operator when assigning variables in the declaration section. DO NOT use <text:span text:style-name="Source_Text">=</text:span> when assignment, even re-assignment also uses <text:span text:style-name="Source_Text">:=</text:span>.</text:p>
        </text:list-item>
        <text:list-item>
          <text:p text:style-name="P156">If a variable is defined as not null, it can’t take a string of length 0:</text:p>
          <text:p text:style-name="P164">declare</text:p>
          <text:p text:style-name="P165"><text:s text:c="4"/>shipping_status varchar2(25) not null := 'shipped';</text:p>
          <text:p text:style-name="P166">begin</text:p>
          <text:p text:style-name="P167"><text:s text:c="4"/>shipping_status := ''; -- You need to specify any string != ''</text:p>
          <text:p text:style-name="P168">end;</text:p>
        </text:list-item>
        <text:list-item>
          <text:p text:style-name="P156">Constants are created with the <text:span text:style-name="Source_Text">constant</text:span> keyword and forbid reassignment:</text:p>
          <text:p text:style-name="P169">declare</text:p>
          <text:p text:style-name="P170"><text:s text:c="4"/>price constant number := 10;</text:p>
          <text:p text:style-name="P171">begin</text:p>
          <text:p text:style-name="P172"><text:s text:c="4"/>price := 20; -- Will throw an exception</text:p>
          <text:p text:style-name="P173">end;</text:p>
        </text:list-item>
      </text:list>
      <text:h text:style-name="Heading_20_2" text:outline-level="2"><text:bookmark-start text:name="fetching-data"/>Fetching Data<text:bookmark-end text:name="fetching-data"/></text:h>
      <text:list text:style-name="L24">
        <text:list-item>
          <text:p text:style-name="P174">Use <text:span text:style-name="Source_Text">select ... into</text:span> to fetch data into variables; <text:span text:style-name="Source_Text">%TYPE</text:span> infers the type of a column:</text:p>
          <text:p text:style-name="P175">declare</text:p>
          <text:p text:style-name="P176"><text:s text:c="4"/>customer_name customers.name%TYPE;</text:p>
          <text:p text:style-name="P177"><text:s text:c="4"/>customer_credit_limit customers.credit_limit%TYPE;</text:p>
          <text:p text:style-name="P178">begin</text:p>
          <text:p text:style-name="P179"><text:s text:c="4"/>select</text:p>
          <text:p text:style-name="P180"><text:s text:c="8"/>name, credit_limit</text:p>
          <text:p text:style-name="P181"><text:s text:c="4"/>into</text:p>
          <text:p text:style-name="P182"><text:s text:c="8"/>customer_name, customer_credit_limit</text:p>
          <text:p text:style-name="P183"><text:s text:c="4"/>from customers where customer_id = 38;</text:p>
          <text:p text:style-name="P184"/>
          <text:p text:style-name="P185"><text:s text:c="4"/>dbms_output.put_line(customer_name || ': ' || customer_credit_limit);</text:p>
          <text:p text:style-name="P186">end;</text:p>
        </text:list-item>
      </text:list>
      <text:h text:style-name="Heading_20_2" text:outline-level="2"><text:bookmark-start text:name="branches-and-expressions"/>Branches and Expressions<text:bookmark-end text:name="branches-and-expressions"/></text:h>
      <text:list text:style-name="L25">
        <text:list-item>
          <text:p text:style-name="P187"><text:span text:style-name="Source_Text">if ... then ... end if</text:span> can be used for branching:</text:p>
          <text:p text:style-name="P188">declare</text:p>
          <text:p text:style-name="P189"><text:s text:c="4"/>sales number := 20000;</text:p>
          <text:p text:style-name="P190">begin</text:p>
          <text:p text:style-name="P191"><text:s text:c="4"/>if sales &gt; 10000 then</text:p>
          <text:p text:style-name="P192"><text:s text:c="8"/>dbms_output.put_line('Lots of sales!');</text:p>
          <text:p text:style-name="P193"><text:s text:c="4"/>end if;</text:p>
          <text:p text:style-name="P194">end;</text:p>
        </text:list-item>
        <text:list-item>
          <text:p text:style-name="P187">Inline expressions are also supported:</text:p>
          <text:p text:style-name="P195">large_sales := sales &gt; 10000</text:p>
        </text:list-item>
        <text:list-item>
          <text:p text:style-name="P187">Booleans need not be compared with <text:span text:style-name="Source_Text">my_bool = true</text:span>, a simple <text:span text:style-name="Source_Text">if my_bool then</text:span> is fine.</text:p>
        </text:list-item>
        <text:list-item>
          <text:p text:style-name="P187"><text:span text:style-name="Source_Text">elseif ... then</text:span> is NOT valid syntax; <text:span text:style-name="Source_Text">elsif ... then</text:span> is valid syntax.</text:p>
        </text:list-item>
        <text:list-item>
          <text:p text:style-name="P187">Statements may also be nested:</text:p>
          <text:p text:style-name="P196">declare</text:p>
          <text:p text:style-name="P197"><text:s text:c="4"/>sales number := 20000;</text:p>
          <text:p text:style-name="P198">begin</text:p>
          <text:p text:style-name="P199"><text:s text:c="4"/>if sales &gt; 10000 then</text:p>
          <text:p text:style-name="P200"><text:s text:c="8"/>if sales &gt; 15000 then</text:p>
          <text:p text:style-name="P201"><text:s text:c="12"/>dbms_output.put_line('A new sales record!');</text:p>
          <text:p text:style-name="P202"><text:s text:c="8"/>else</text:p>
          <text:p text:style-name="P203"><text:s text:c="12"/>dbms_output.put_line('Lots of sales!');</text:p>
          <text:p text:style-name="P204"><text:s text:c="8"/>end if;</text:p>
          <text:p text:style-name="P205"><text:s text:c="4"/>end if;</text:p>
          <text:p text:style-name="P206">end;</text:p>
        </text:list-item>
      </text:list>
      <text:h text:style-name="Heading_20_2" text:outline-level="2"><text:bookmark-start text:name="switches-1"/>Switches<text:bookmark-end text:name="switches-1"/></text:h>
      <text:list text:style-name="L26">
        <text:list-item>
          <text:p text:style-name="P207">You may use the <text:span text:style-name="Source_Text">case</text:span> keyword for switch cases:</text:p>
          <text:p text:style-name="P208">declare</text:p>
          <text:p text:style-name="P209"><text:s text:c="4"/>grade char(1);</text:p>
          <text:p text:style-name="P210"><text:s text:c="4"/>message varchar2(255);</text:p>
          <text:p text:style-name="P211">begin</text:p>
          <text:p text:style-name="P212"><text:s text:c="4"/>grade := 'A';</text:p>
          <text:p text:style-name="P213"/>
          <text:p text:style-name="P214"><text:s text:c="4"/>case grade</text:p>
          <text:p text:style-name="P215"><text:s text:c="8"/>when 'A' then</text:p>
          <text:p text:style-name="P216"><text:s text:c="12"/>message := 'Excellent';</text:p>
          <text:p text:style-name="P217"><text:s text:c="8"/>when 'B' then</text:p>
          <text:p text:style-name="P218"><text:s text:c="12"/>message := 'Great';</text:p>
          <text:p text:style-name="P219"><text:s text:c="8"/>when 'C' then</text:p>
          <text:p text:style-name="P220"><text:s text:c="12"/>message := 'Good';</text:p>
          <text:p text:style-name="P221"><text:s text:c="8"/>when 'D' then</text:p>
          <text:p text:style-name="P222"><text:s text:c="12"/>message := 'Fair';</text:p>
          <text:p text:style-name="P223"><text:s text:c="8"/>when 'F' then</text:p>
          <text:p text:style-name="P224"><text:s text:c="12"/>message := 'Poor';</text:p>
          <text:p text:style-name="P225"><text:s text:c="8"/>else</text:p>
          <text:p text:style-name="P226"><text:s text:c="12"/>raise case_not_found;</text:p>
          <text:p text:style-name="P227"><text:s text:c="4"/>end case;</text:p>
          <text:p text:style-name="P228"/>
          <text:p text:style-name="P229"><text:s text:c="4"/>dbms_output.put_line(message);</text:p>
          <text:p text:style-name="P230">end;</text:p>
        </text:list-item>
      </text:list>
      <text:h text:style-name="Heading_20_2" text:outline-level="2"><text:bookmark-start text:name="labels-and-goto"/>Labels and Goto<text:bookmark-end text:name="labels-and-goto"/></text:h>
      <text:list text:style-name="L27">
        <text:list-item>
          <text:p text:style-name="P231">A <text:span text:style-name="Source_Text">label</text:span>/<text:span text:style-name="Source_Text">goto</text:span> equivalent is also available:</text:p>
          <text:p text:style-name="P232">begin</text:p>
          <text:p text:style-name="P233"><text:s text:c="4"/>goto do_work;</text:p>
          <text:p text:style-name="P234"><text:s text:c="4"/>goto goodbye;</text:p>
          <text:p text:style-name="P235"/>
          <text:p text:style-name="P236"><text:s text:c="4"/>&lt;&lt;do_work&gt;&gt;</text:p>
          <text:p text:style-name="P237"><text:s text:c="4"/>dbms_output.put_line('mawahaha');</text:p>
          <text:p text:style-name="P238"/>
          <text:p text:style-name="P239"><text:s text:c="4"/>&lt;&lt;goodbye&gt;&gt;</text:p>
          <text:p text:style-name="P240"><text:s text:c="4"/>dbms_output.put_line('Goodbye!');</text:p>
          <text:p text:style-name="P241">end;</text:p>
        </text:list-item>
      </text:list>
      <text:h text:style-name="Heading_20_2" text:outline-level="2"><text:bookmark-start text:name="loops"/>Loops<text:bookmark-end text:name="loops"/></text:h>
      <text:list text:style-name="L28">
        <text:list-item>
          <text:p text:style-name="P242">The equivalent of the <text:span text:style-name="Source_Text">while</text:span> loop is the <text:span text:style-name="Source_Text">loop</text:span>. <text:span text:style-name="Source_Text">exit</text:span>/<text:span text:style-name="Source_Text">continue</text:span> prevents an infinite loop:</text:p>
          <text:p text:style-name="P243">declare</text:p>
          <text:p text:style-name="P244"><text:s text:c="4"/>i number := 0;</text:p>
          <text:p text:style-name="P245">begin</text:p>
          <text:p text:style-name="P246"><text:s text:c="4"/>loop</text:p>
          <text:p text:style-name="P247"><text:s text:c="8"/>i := i + 1;</text:p>
          <text:p text:style-name="P248"/>
          <text:p text:style-name="P249"><text:s text:c="8"/>dbms_output.put_line('Iterator: ' || i);</text:p>
          <text:p text:style-name="P250"/>
          <text:p text:style-name="P251"><text:s text:c="8"/>if i &gt;= 10 then</text:p>
          <text:p text:style-name="P252"><text:s text:c="12"/>exit;</text:p>
          <text:p text:style-name="P253"><text:s text:c="8"/>end if;</text:p>
          <text:p text:style-name="P254"><text:s text:c="4"/>end loop;</text:p>
          <text:p text:style-name="P255"/>
          <text:p text:style-name="P256"><text:s text:c="4"/>dbms_output.put_line('Done!');</text:p>
          <text:p text:style-name="P257">end;</text:p>
        </text:list-item>
        <text:list-item>
          <text:p text:style-name="P242">For loops can be done using the <text:span text:style-name="Source_Text">for i in 0..100 loop ... end loop</text:span> syntax:</text:p>
          <text:p text:style-name="P258">begin</text:p>
          <text:p text:style-name="P259"><text:s text:c="4"/>for i in 0..100 loop</text:p>
          <text:p text:style-name="P260"><text:s text:c="8"/>dbms_output.put_line(i);</text:p>
          <text:p text:style-name="P261"><text:s text:c="4"/>end loop;</text:p>
          <text:p text:style-name="P262">end;</text:p>
        </text:list-item>
        <text:list-item>
          <text:p text:style-name="P242">While loops work as you’d expect; but also require the <text:span text:style-name="Source_Text">loop</text:span> keyword:</text:p>
          <text:p text:style-name="P263">declare</text:p>
          <text:p text:style-name="P264"><text:s text:c="4"/>i number := 0;</text:p>
          <text:p text:style-name="P265">begin</text:p>
          <text:p text:style-name="P266"><text:s text:c="4"/>while i &lt;= 100 loop</text:p>
          <text:p text:style-name="P267"><text:s text:c="8"/>dbms_output.put_line(i);</text:p>
          <text:p text:style-name="P268"/>
          <text:p text:style-name="P269"><text:s text:c="8"/>i := i + 1;</text:p>
          <text:p text:style-name="P270"><text:s text:c="4"/>end loop;</text:p>
          <text:p text:style-name="P271">end;</text:p>
        </text:list-item>
      </text:list>
      <text:h text:style-name="Heading_20_2" text:outline-level="2"><text:bookmark-start text:name="types-and-objects"/>Types and Objects<text:bookmark-end text:name="types-and-objects"/></text:h>
      <text:list text:style-name="L29">
        <text:list-item>
          <text:p text:style-name="P272">You can also use <text:span text:style-name="Source_Text">%ROWTYPE</text:span> to infer the type of a row and select an entire row at once:</text:p>
          <text:p text:style-name="P273">declare</text:p>
          <text:p text:style-name="P274"><text:s text:c="4"/>customer customers%ROWTYPE;</text:p>
          <text:p text:style-name="P275">begin</text:p>
          <text:p text:style-name="P276"><text:s text:c="4"/>select * into customer from customers where customer_id = 100;</text:p>
          <text:p text:style-name="P277"/>
          <text:p text:style-name="P278"><text:s text:c="4"/>dbms_output.put_line(customer.name || '/' || customer.website);</text:p>
          <text:p text:style-name="P279">end;</text:p>
        </text:list-item>
        <text:list-item>
          <text:p text:style-name="P272">It is also possible to use OOP-style object/row creation thanks to <text:span text:style-name="Source_Text">%ROWTYPE</text:span>:</text:p>
          <text:p text:style-name="P280">declare</text:p>
          <text:p text:style-name="P281"><text:s text:c="4"/>person persons%ROWTYPE;</text:p>
          <text:p text:style-name="P282"/>
          <text:p text:style-name="P283">begin</text:p>
          <text:p text:style-name="P284"><text:s text:c="4"/>person.person_id := 1;</text:p>
          <text:p text:style-name="P285"><text:s text:c="4"/>person.first_name := 'John';</text:p>
          <text:p text:style-name="P286"><text:s text:c="4"/>person.last_name := 'Doe';</text:p>
          <text:p text:style-name="P287"/>
          <text:p text:style-name="P288"><text:s text:c="4"/>insert into persons values person;</text:p>
          <text:p text:style-name="P289">end;</text:p>
        </text:list-item>
      </text:list>
      <text:h text:style-name="Heading_20_2" text:outline-level="2"><text:bookmark-start text:name="exceptions"/>Exceptions<text:bookmark-end text:name="exceptions"/></text:h>
      <text:list text:style-name="L30">
        <text:list-item>
          <text:p text:style-name="P290">You can create custom exceptions:</text:p>
          <text:p text:style-name="P291">declare</text:p>
          <text:p text:style-name="P292"><text:s text:c="4"/>e_credit_too_high exception;</text:p>
          <text:p text:style-name="P293"><text:s text:c="4"/>pragma exception_init(e_credit_too_high, -20001);</text:p>
          <text:p text:style-name="P294">begin</text:p>
          <text:p text:style-name="P295"><text:s text:c="4"/>if 10000 &gt; 1000 then</text:p>
          <text:p text:style-name="P296"><text:s text:c="8"/>raise e_credit_too_high;</text:p>
          <text:p text:style-name="P297"><text:s text:c="4"/>end if;</text:p>
          <text:p text:style-name="P298">end;</text:p>
        </text:list-item>
        <text:list-item>
          <text:p text:style-name="P290">If you want to raise a custom exception, use <text:span text:style-name="Source_Text">raise_application_error</text:span>:</text:p>
          <text:p text:style-name="P299">declare</text:p>
          <text:p text:style-name="P300"><text:s text:c="4"/>e_credit_too_high exception;</text:p>
          <text:p text:style-name="P301"><text:s text:c="4"/>pragma exception_init(e_credit_too_high, -20001);</text:p>
          <text:p text:style-name="P302">begin</text:p>
          <text:p text:style-name="P303"><text:s text:c="4"/>raise_application_error(-20001, 'Credit is to high!');</text:p>
          <text:p text:style-name="P304">end;</text:p>
        </text:list-item>
        <text:list-item>
          <text:p text:style-name="P290">Using <text:span text:style-name="Source_Text">sqlcode</text:span> and <text:span text:style-name="Source_Text">sqlerrm</text:span> you can get the last exception’s code/error message.</text:p>
        </text:list-item>
      </text:list>
      <text:h text:style-name="Heading_20_2" text:outline-level="2"><text:bookmark-start text:name="cursors"/>Cursors<text:bookmark-end text:name="cursors"/></text:h>
      <text:list text:style-name="L31">
        <text:list-item>
          <text:p text:style-name="P305">Using cursors, you can procedurally process data:</text:p>
          <text:p text:style-name="P306">declare</text:p>
          <text:p text:style-name="P307"><text:s text:c="4"/>cursor sales_cursor is select * from sales;</text:p>
          <text:p text:style-name="P308"><text:s text:c="4"/>sales_record sales_cursor%ROWTYPE;</text:p>
          <text:p text:style-name="P309">begin</text:p>
          <text:p text:style-name="P310"><text:s text:c="4"/>update customers set credit_limit = 0;</text:p>
          <text:p text:style-name="P311"/>
          <text:p text:style-name="P312"><text:s text:c="4"/>open sales_cursor;</text:p>
          <text:p text:style-name="P313"/>
          <text:p text:style-name="P314"><text:s text:c="4"/>loop</text:p>
          <text:p text:style-name="P315"><text:s text:c="8"/>fetch sales_cursor into sales_record;</text:p>
          <text:p text:style-name="P316"><text:s text:c="8"/>exit when sales_cursor%NOTFOUND;</text:p>
          <text:p text:style-name="P317"/>
          <text:p text:style-name="P318"><text:s text:c="8"/>update</text:p>
          <text:p text:style-name="P319"><text:s text:c="12"/>customers</text:p>
          <text:p text:style-name="P320"><text:s text:c="8"/>set</text:p>
          <text:p text:style-name="P321"><text:s text:c="12"/>credit_limit = extract(year from sysdate)</text:p>
          <text:p text:style-name="P322"><text:s text:c="8"/>where</text:p>
          <text:p text:style-name="P323"><text:s text:c="12"/>customer_id = sales_record.customer_id;</text:p>
          <text:p text:style-name="P324"><text:s text:c="4"/>end loop;</text:p>
          <text:p text:style-name="P325"/>
          <text:p text:style-name="P326"><text:s text:c="4"/>close sales_cursor;</text:p>
          <text:p text:style-name="P327">end;</text:p>
        </text:list-item>
        <text:list-item>
          <text:p text:style-name="P305">Complex exit logic can be avoided using the <text:span text:style-name="Source_Text">for ... loop</text:span>:</text:p>
          <text:p text:style-name="P328">declare</text:p>
          <text:p text:style-name="P329"><text:s text:c="4"/>cursor product_cursor is select * from products;</text:p>
          <text:p text:style-name="P330">begin</text:p>
          <text:p text:style-name="P331"><text:s text:c="4"/>for product_record in product_cursor loop</text:p>
          <text:p text:style-name="P332"><text:s text:c="8"/>dbms_output.put_line(product_record.product_name || ': $' || product_record.list_price);</text:p>
          <text:p text:style-name="P333"><text:s text:c="4"/>end loop;</text:p>
          <text:p text:style-name="P334">end;</text:p>
        </text:list-item>
        <text:list-item>
          <text:p text:style-name="P305">Cursors can also have parameters:</text:p>
          <text:p text:style-name="P335">declare</text:p>
          <text:p text:style-name="P336"><text:s text:c="4"/>product_record products%rowtype;</text:p>
          <text:p text:style-name="P337"><text:s text:c="4"/>cursor</text:p>
          <text:p text:style-name="P338"><text:s text:c="8"/>product_cursor (</text:p>
          <text:p text:style-name="P339"><text:s text:c="12"/>low_price number := 0,</text:p>
          <text:p text:style-name="P340"><text:s text:c="12"/>high_price number := 100</text:p>
          <text:p text:style-name="P341"><text:s text:c="8"/>)</text:p>
          <text:p text:style-name="P342"><text:s text:c="4"/>is</text:p>
          <text:p text:style-name="P343"><text:s text:c="8"/>select * from products where list_price between low_price and high_price;</text:p>
          <text:p text:style-name="P344">begin</text:p>
          <text:p text:style-name="P345"><text:s text:c="4"/>open product_cursor(50, 100);</text:p>
          <text:p text:style-name="P346"/>
          <text:p text:style-name="P347"><text:s text:c="4"/>loop</text:p>
          <text:p text:style-name="P348"><text:s text:c="8"/>fetch product_cursor into product_record;</text:p>
          <text:p text:style-name="P349"><text:s text:c="8"/>exit when product_cursor%notfound;</text:p>
          <text:p text:style-name="P350"/>
          <text:p text:style-name="P351"><text:s text:c="8"/>dbms_output.put_line(product_record.product_name || ': $' || product_record.list_price);</text:p>
          <text:p text:style-name="P352"><text:s text:c="4"/>end loop;</text:p>
          <text:p text:style-name="P353"/>
          <text:p text:style-name="P354"><text:s text:c="4"/>close product_cursor;</text:p>
          <text:p text:style-name="P355">end;</text:p>
        </text:list-item>
      </text:list>
      <text:h text:style-name="Heading_20_2" text:outline-level="2"><text:bookmark-start text:name="locks"/>Locks<text:bookmark-end text:name="locks"/></text:h>
      <text:list text:style-name="L32">
        <text:list-item>
          <text:p text:style-name="P356">The DB can also lock fields for safe multiple access:</text:p>
          <text:p text:style-name="P357">declare</text:p>
          <text:p text:style-name="P358"><text:s text:c="4"/>cursor customers_cursor is select * from customers for update of credit_limit;</text:p>
          <text:p text:style-name="P359">begin</text:p>
          <text:p text:style-name="P360"><text:s text:c="4"/>for customer_record in customers_cursor loop</text:p>
          <text:p text:style-name="P361"><text:s text:c="8"/>update customers set credit_limit = 0 where customer_id = customer_record.customer_id;</text:p>
          <text:p text:style-name="P362"><text:s text:c="4"/>end loop;</text:p>
          <text:p text:style-name="P363">end;</text:p>
        </text:list-item>
      </text:list>
      <text:h text:style-name="Heading_20_2" text:outline-level="2"><text:bookmark-start text:name="procedures"/>Procedures<text:bookmark-end text:name="procedures"/></text:h>
      <text:list text:style-name="L33">
        <text:list-item>
          <text:p text:style-name="P364">You can create procedures, which are comparable to functions:</text:p>
          <text:p text:style-name="P365">create or replace procedure</text:p>
          <text:p text:style-name="P366"><text:s text:c="4"/>print_contact(customer_id_arg number)</text:p>
          <text:p text:style-name="P367">is</text:p>
          <text:p text:style-name="P368"><text:s text:c="4"/>contact_record contacts%rowtype;</text:p>
          <text:p text:style-name="P369">begin</text:p>
          <text:p text:style-name="P370"><text:s text:c="4"/>select * into contact_record from contacts where customer_id = customer_id_arg;</text:p>
          <text:p text:style-name="P371"/>
          <text:p text:style-name="P372"><text:s text:c="4"/>dbms_output.put_line(contact_record.first_name || ' ' || contact_record.last_name);</text:p>
          <text:p text:style-name="P373">end;</text:p>
        </text:list-item>
        <text:list-item>
          <text:p text:style-name="P364">These procedures can then be executed:</text:p>
          <text:p text:style-name="P374">begin</text:p>
          <text:p text:style-name="P375"><text:s text:c="4"/>print_contact(50);</text:p>
          <text:p text:style-name="P376">end;</text:p>
        </text:list-item>
        <text:list-item>
          <text:p text:style-name="P364">Or, without PL/SQL:</text:p>
          <text:p text:style-name="P377">exec print_contact(50);</text:p>
        </text:list-item>
        <text:list-item>
          <text:p text:style-name="P364">Once a procedure is no longer needed, it can be removed with <text:span text:style-name="Source_Text">drop procedure</text:span>:</text:p>
          <text:p text:style-name="P378">drop procedure print_contact;</text:p>
        </text:list-item>
        <text:list-item>
          <text:p text:style-name="P364">It is also possible to infer a row type using <text:span text:style-name="Source_Text">sys_refcursor</text:span> and return rows with <text:span text:style-name="Source_Text">dbms_sql.return_result</text:span>:</text:p>
          <text:p text:style-name="P379">create or replace procedure</text:p>
          <text:p text:style-name="P380"><text:s text:c="4"/>get_customer_by_credit(min_credit number)</text:p>
          <text:p text:style-name="P381">as</text:p>
          <text:p text:style-name="P382"><text:s text:c="4"/>customer_cursor sys_refcursor;</text:p>
          <text:p text:style-name="P383">begin</text:p>
          <text:p text:style-name="P384"><text:s text:c="4"/>open customer_cursor for select * from customers where credit_limit &gt; min_credit;</text:p>
          <text:p text:style-name="P385"/>
          <text:p text:style-name="P386"><text:s text:c="4"/>dbms_sql.return_result(customer_cursor);</text:p>
          <text:p text:style-name="P387">end;</text:p>
        </text:list-item>
        <text:list-item>
          <text:p text:style-name="P364">You can now call it:</text:p>
          <text:p text:style-name="P388">exec get_customer_by_credit(50);</text:p>
        </text:list-item>
      </text:list>
      <text:h text:style-name="Heading_20_2" text:outline-level="2"><text:bookmark-start text:name="functions"/>Functions<text:bookmark-end text:name="functions"/></text:h>
      <text:list text:style-name="L34">
        <text:list-item>
          <text:p text:style-name="P389">Functions are similar, but require returning a value:</text:p>
          <text:p text:style-name="P390">create or replace function</text:p>
          <text:p text:style-name="P391"><text:s text:c="4"/>get_total_sales_for_year(year_arg integer)</text:p>
          <text:p text:style-name="P392">return number</text:p>
          <text:p text:style-name="P393">is</text:p>
          <text:p text:style-name="P394"><text:s text:c="4"/>total_sales number := 0;</text:p>
          <text:p text:style-name="P395">begin</text:p>
          <text:p text:style-name="P396"><text:s text:c="4"/>select sum(unit_price * quantity) into total_sales</text:p>
          <text:p text:style-name="P397"><text:s text:c="4"/>from order_items</text:p>
          <text:p text:style-name="P398"><text:s text:c="4"/>inner join orders using (order_id)</text:p>
          <text:p text:style-name="P399"><text:s text:c="4"/>where status = 'Shipped'</text:p>
          <text:p text:style-name="P400"><text:s text:c="4"/>group by extract(year from order_date)</text:p>
          <text:p text:style-name="P401"><text:s text:c="4"/>having extract(year from order_date) = year_arg;</text:p>
          <text:p text:style-name="P402"/>
          <text:p text:style-name="P403"><text:s text:c="4"/>return total_sales;</text:p>
          <text:p text:style-name="P404">end;</text:p>
        </text:list-item>
        <text:list-item>
          <text:p text:style-name="P389">You can call them from PL/SQL:</text:p>
          <text:p text:style-name="P405">declare</text:p>
          <text:p text:style-name="P406"><text:s text:c="4"/>total_sales number := 0;</text:p>
          <text:p text:style-name="P407">begin</text:p>
          <text:p text:style-name="P408"><text:s text:c="4"/>total_sales := get_total_sales_for_year(2017);</text:p>
          <text:p text:style-name="P409"/>
          <text:p text:style-name="P410"><text:s text:c="4"/>dbms_output.put_line('Sales for 2017: ' || total_sales);</text:p>
          <text:p text:style-name="P411">end;</text:p>
        </text:list-item>
        <text:list-item>
          <text:p text:style-name="P389">And remove them with <text:span text:style-name="Source_Text">drop function</text:span>:</text:p>
          <text:p text:style-name="P412">drop function get_total_sales_for_year;</text:p>
        </text:list-item>
      </text:list>
      <text:h text:style-name="Heading_20_2" text:outline-level="2"><text:bookmark-start text:name="packages"/>Packages<text:bookmark-end text:name="packages"/></text:h>
      <text:list text:style-name="L35">
        <text:list-item>
          <text:p text:style-name="P413">Packages can be used to group function “interfaces” and variables:</text:p>
          <text:p text:style-name="P414">create or replace package order_management</text:p>
          <text:p text:style-name="P415">as</text:p>
          <text:p text:style-name="P416"><text:s text:c="4"/>shipped_status constant varchar(10) := 'Shipped';</text:p>
          <text:p text:style-name="P417"><text:s text:c="4"/>pending_status constant varchar(10) := 'Pending';</text:p>
          <text:p text:style-name="P418"><text:s text:c="4"/>cancelled_status constant varchar(10) := 'Canceled';</text:p>
          <text:p text:style-name="P419"/>
          <text:p text:style-name="P420"><text:s text:c="4"/>function get_total_transactions return number;</text:p>
          <text:p text:style-name="P421">end order_management;</text:p>
        </text:list-item>
        <text:list-item>
          <text:p text:style-name="P413">You can now access the variables in the package with <text:span text:style-name="Source_Text">.</text:span>:</text:p>
          <text:p text:style-name="P422">begin</text:p>
          <text:p text:style-name="P423"><text:s text:c="4"/>dbms_output.put_line(order_management.shipped_status);</text:p>
          <text:p text:style-name="P424">end;</text:p>
        </text:list-item>
        <text:list-item>
          <text:p text:style-name="P413">In order to use functions in a package, you then have to create a package body, implementing it:</text:p>
          <text:p text:style-name="P425">create or replace package body order_management</text:p>
          <text:p text:style-name="P426">as</text:p>
          <text:p text:style-name="P427"><text:s text:c="4"/>function get_total_transactions return number</text:p>
          <text:p text:style-name="P428"><text:s text:c="4"/>is</text:p>
          <text:p text:style-name="P429"><text:s text:c="8"/>total_transactions number;</text:p>
          <text:p text:style-name="P430"><text:s text:c="4"/>begin</text:p>
          <text:p text:style-name="P431"><text:s text:c="8"/>select sum(unit_price) into total_transactions from orders inner join order_items using(order_id);</text:p>
          <text:p text:style-name="P432"/>
          <text:p text:style-name="P433"><text:s text:c="8"/>return total_transactions;</text:p>
          <text:p text:style-name="P434"><text:s text:c="4"/>end;</text:p>
          <text:p text:style-name="P435">end;</text:p>
        </text:list-item>
        <text:list-item>
          <text:p text:style-name="P413">You can now access the functions in the package with <text:span text:style-name="Source_Text">.</text:span>:</text:p>
          <text:p text:style-name="P436">select</text:p>
          <text:p text:style-name="P437"><text:s text:c="4"/>order_management.get_total_transactions() as total_transactions</text:p>
          <text:p text:style-name="P438">from</text:p>
          <text:p text:style-name="P439"><text:s text:c="4"/>dual;</text:p>
        </text:list-item>
        <text:list-item>
          <text:p text:style-name="P413">And the same is possible from PL/SQL:</text:p>
          <text:p text:style-name="P440">begin</text:p>
          <text:p text:style-name="P441"><text:s text:c="4"/>dbms_output.put_line(order_management.get_total_transactions());</text:p>
          <text:p text:style-name="P442">end;</text:p>
        </text:list-item>
        <text:list-item>
          <text:p text:style-name="P413">You can drop a package with <text:span text:style-name="Source_Text">drop package</text:span> and a package body with <text:span text:style-name="Source_Text">drop package body</text:span>:</text:p>
          <text:p text:style-name="P443">drop package body order_management;</text:p>
          <text:p text:style-name="P444">drop package order_management;</text:p>
        </text:list-item>
      </text:list>
      <text:h text:style-name="Heading_20_2" text:outline-level="2"><text:bookmark-start text:name="triggers"/>Triggers<text:bookmark-end text:name="triggers"/></text:h>
      <text:list text:style-name="L36">
        <text:list-item>
          <text:p text:style-name="P445">Triggers follow a similar structure as procedures:</text:p>
          <text:p text:style-name="P446">declare</text:p>
          <text:p text:style-name="P447">-- declarations</text:p>
          <text:p text:style-name="P448">begin</text:p>
          <text:p text:style-name="P449">-- your logic</text:p>
          <text:p text:style-name="P450">exception</text:p>
          <text:p text:style-name="P451">-- exception handling</text:p>
          <text:p text:style-name="P452">end;</text:p>
        </text:list-item>
        <text:list-item>
          <text:p text:style-name="P445">Using triggers, you can for example create a manual log after operations with <text:span text:style-name="Source_Text">after update or delete on ...</text:span>:</text:p>
          <text:p text:style-name="P453">create or replace trigger customers_audit_trigger</text:p>
          <text:p text:style-name="P454"><text:s text:c="4"/>after update or delete</text:p>
          <text:p text:style-name="P455"><text:s text:c="4"/>on customers</text:p>
          <text:p text:style-name="P456"><text:s text:c="4"/>for each row</text:p>
          <text:p text:style-name="P457">declare</text:p>
          <text:p text:style-name="P458"><text:s text:c="4"/>transaction_type varchar2(10);</text:p>
          <text:p text:style-name="P459">begin</text:p>
          <text:p text:style-name="P460"><text:s text:c="4"/>transaction_type := case</text:p>
          <text:p text:style-name="P461"><text:s text:c="8"/>when updating then 'update'</text:p>
          <text:p text:style-name="P462"><text:s text:c="8"/>when deleting then 'delete'</text:p>
          <text:p text:style-name="P463"><text:s text:c="4"/>end;</text:p>
          <text:p text:style-name="P464"/>
          <text:p text:style-name="P465"><text:s text:c="4"/>insert into audits(</text:p>
          <text:p text:style-name="P466"><text:s text:c="8"/>table_name,</text:p>
          <text:p text:style-name="P467"><text:s text:c="8"/>transaction_name,</text:p>
          <text:p text:style-name="P468"><text:s text:c="8"/>by_user,</text:p>
          <text:p text:style-name="P469"><text:s text:c="8"/>transaction_date</text:p>
          <text:p text:style-name="P470"><text:s text:c="4"/>) values (</text:p>
          <text:p text:style-name="P471"><text:s text:c="8"/>'customers',</text:p>
          <text:p text:style-name="P472"><text:s text:c="8"/>transaction_type,</text:p>
          <text:p text:style-name="P473"><text:s text:c="8"/>user,</text:p>
          <text:p text:style-name="P474"><text:s text:c="8"/>sysdate</text:p>
          <text:p text:style-name="P475"><text:s text:c="4"/>);</text:p>
          <text:p text:style-name="P476">end;</text:p>
        </text:list-item>
        <text:list-item>
          <text:p text:style-name="P445">Thanks to <text:span text:style-name="Source_Text">before update of ... on ...</text:span>, it is also possible to do more complex checks before inserting:</text:p>
          <text:p text:style-name="P477">create or replace trigger customers_credit_trigger</text:p>
          <text:p text:style-name="P478"><text:s text:c="4"/>before update of credit_limit</text:p>
          <text:p text:style-name="P479"><text:s text:c="4"/>on customers</text:p>
          <text:p text:style-name="P480">declare</text:p>
          <text:p text:style-name="P481"><text:s text:c="4"/>current_day number;</text:p>
          <text:p text:style-name="P482">begin</text:p>
          <text:p text:style-name="P483"><text:s text:c="4"/>current_day := extract(day from sysdate);</text:p>
          <text:p text:style-name="P484"/>
          <text:p text:style-name="P485"><text:s text:c="4"/>if current_day between 28 and 31 then</text:p>
          <text:p text:style-name="P486"><text:s text:c="8"/>raise_application_error(-20100, 'Locked at the end of the month');</text:p>
          <text:p text:style-name="P487"><text:s text:c="4"/>end if;</text:p>
          <text:p text:style-name="P488">end;</text:p>
        </text:list-item>
        <text:list-item>
          <text:p text:style-name="P445">In combination with <text:span text:style-name="Source_Text">when</text:span>, <text:span text:style-name="Source_Text">new</text:span> (not available in <text:span text:style-name="Source_Text">delete</text:span> statements) and <text:span text:style-name="Source_Text">old</text:span> (not available in <text:span text:style-name="Source_Text">insert</text:span> statements), it is also possible to check based on the previous &amp; current values:</text:p>
          <text:p text:style-name="P489">create or replace trigger customers_credit_limit_trigger</text:p>
          <text:p text:style-name="P490"><text:s text:c="4"/>before update of credit_limit</text:p>
          <text:p text:style-name="P491"><text:s text:c="4"/>on customers</text:p>
          <text:p text:style-name="P492"><text:s text:c="4"/>for each row</text:p>
          <text:p text:style-name="P493"><text:s text:c="4"/>when (new.credit_limit &gt; 0)</text:p>
          <text:p text:style-name="P494">begin</text:p>
          <text:p text:style-name="P495"><text:s text:c="4"/>if :new.credit_limit &gt;= 2*:old.credit_limit then</text:p>
          <text:p text:style-name="P496"><text:s text:c="8"/>raise_application_error(-20101, 'The new credit cannot be more than double the old credit!');</text:p>
          <text:p text:style-name="P497"><text:s text:c="4"/>end if;</text:p>
          <text:p text:style-name="P498">end;</text:p>
        </text:list-item>
        <text:list-item>
          <text:p text:style-name="P445">Using <text:span text:style-name="Source_Text">instead of</text:span> triggers and <text:span text:style-name="Source_Text">returning ... into ...</text:span>, you can also use views to safely insert into multiple tables:</text:p>
          <text:p text:style-name="P499">create or replace trigger create_customer_trigger</text:p>
          <text:p text:style-name="P500"><text:s text:c="4"/>instead of insert on customers_and_contacts</text:p>
          <text:p text:style-name="P501"><text:s text:c="4"/>for each row</text:p>
          <text:p text:style-name="P502">declare</text:p>
          <text:p text:style-name="P503"><text:s text:c="4"/>current_customer_id number;</text:p>
          <text:p text:style-name="P504">begin</text:p>
          <text:p text:style-name="P505"><text:s text:c="4"/>insert into customers(</text:p>
          <text:p text:style-name="P506"><text:s text:c="8"/>name,</text:p>
          <text:p text:style-name="P507"><text:s text:c="8"/>address,</text:p>
          <text:p text:style-name="P508"><text:s text:c="8"/>website,</text:p>
          <text:p text:style-name="P509"><text:s text:c="8"/>credit_limit</text:p>
          <text:p text:style-name="P510"><text:s text:c="4"/>) values (</text:p>
          <text:p text:style-name="P511"><text:s text:c="8"/>:new.name,</text:p>
          <text:p text:style-name="P512"><text:s text:c="8"/>:new.address,</text:p>
          <text:p text:style-name="P513"><text:s text:c="8"/>:new.website,</text:p>
          <text:p text:style-name="P514"><text:s text:c="8"/>:new.credit_limit</text:p>
          <text:p text:style-name="P515"><text:s text:c="4"/>) returning customer_id into current_customer_id;</text:p>
          <text:p text:style-name="P516"/>
          <text:p text:style-name="P517"><text:s text:c="4"/>insert into contacts(</text:p>
          <text:p text:style-name="P518"><text:s text:c="8"/>first_name,</text:p>
          <text:p text:style-name="P519"><text:s text:c="8"/>last_name,</text:p>
          <text:p text:style-name="P520"><text:s text:c="8"/>email,</text:p>
          <text:p text:style-name="P521"><text:s text:c="8"/>phone,</text:p>
          <text:p text:style-name="P522"><text:s text:c="8"/>customer_id</text:p>
          <text:p text:style-name="P523"><text:s text:c="4"/>) values (</text:p>
          <text:p text:style-name="P524"><text:s text:c="8"/>:new.first_name,</text:p>
          <text:p text:style-name="P525"><text:s text:c="8"/>:new.last_name,</text:p>
          <text:p text:style-name="P526"><text:s text:c="8"/>:new.email,</text:p>
          <text:p text:style-name="P527"><text:s text:c="8"/>:new.phone,</text:p>
          <text:p text:style-name="P528"><text:s text:c="8"/>current_customer_id</text:p>
          <text:p text:style-name="P529"><text:s text:c="4"/>);</text:p>
          <text:p text:style-name="P530">end;</text:p>
        </text:list-item>
        <text:list-item>
          <text:p text:style-name="P445">You can enable/disable a trigger with <text:span text:style-name="Source_Text">alter trigger ... disable/enable</text:span>:</text:p>
          <text:p text:style-name="P531">alter trigger create_customer_trigger disable;</text:p>
        </text:list-item>
        <text:list-item>
          <text:p text:style-name="P445">And completely remove it with <text:span text:style-name="Source_Text">drop trigger</text:span>:</text:p>
          <text:p text:style-name="P532">drop trigger create_customer_trigger;</text:p>
        </text:list-item>
        <text:list-item>
          <text:p text:style-name="P445">It is also possible to enable/disable all triggers of a table with <text:span text:style-name="Source_Text">alter table ... enable/disable all triggers</text:span>:</text:p>
          <text:p text:style-name="P533">alter table customers enable all triggers;</text:p>
        </text:list-item>
      </text:list>
      <text:h text:style-name="Heading_20_2" text:outline-level="2"><text:bookmark-start text:name="maps"/>Maps<text:bookmark-end text:name="maps"/></text:h>
      <text:list text:style-name="L37">
        <text:list-item>
          <text:p text:style-name="P534">Maps are also possible in PL/SQL using <text:span text:style-name="Source_Text">table of</text:span>:</text:p>
          <text:p text:style-name="P535">declare</text:p>
          <text:p text:style-name="P536"><text:s text:c="4"/>type country_capitals_type</text:p>
          <text:p text:style-name="P537"><text:s text:c="8"/>is table of varchar2(100)</text:p>
          <text:p text:style-name="P538"><text:s text:c="8"/>index by varchar2(50);</text:p>
          <text:p text:style-name="P539"/>
          <text:p text:style-name="P540"><text:s text:c="4"/>country_capitals country_capitals_type;</text:p>
          <text:p text:style-name="P541">begin</text:p>
          <text:p text:style-name="P542"><text:s text:c="4"/>country_capitals('China') := 'Beijing';</text:p>
          <text:p text:style-name="P543"><text:s text:c="4"/>country_capitals('EU') := 'Brussels';</text:p>
          <text:p text:style-name="P544"><text:s text:c="4"/>country_capitals('USA') := 'Washington';</text:p>
          <text:p text:style-name="P545">end;</text:p>
        </text:list-item>
        <text:list-item>
          <text:p text:style-name="P534">You can use <text:span text:style-name="Source_Text">mymap.first</text:span> and <text:span text:style-name="Source_Text">mymap.next</text:span> to iterate:</text:p>
          <text:p text:style-name="P546">declare</text:p>
          <text:p text:style-name="P547"><text:s text:c="4"/>type country_capitals_type</text:p>
          <text:p text:style-name="P548"><text:s text:c="8"/>is table of varchar2(100)</text:p>
          <text:p text:style-name="P549"><text:s text:c="8"/>index by varchar2(50);</text:p>
          <text:p text:style-name="P550"/>
          <text:p text:style-name="P551"><text:s text:c="4"/>country_capitals country_capitals_type;</text:p>
          <text:p text:style-name="P552"><text:s text:c="4"/>current_country varchar2(50);</text:p>
          <text:p text:style-name="P553">begin</text:p>
          <text:p text:style-name="P554"><text:s text:c="4"/>country_capitals('China') := 'Beijing';</text:p>
          <text:p text:style-name="P555"><text:s text:c="4"/>country_capitals('EU') := 'Brussels';</text:p>
          <text:p text:style-name="P556"><text:s text:c="4"/>country_capitals('USA') := 'Washington';</text:p>
          <text:p text:style-name="P557"/>
          <text:p text:style-name="P558"><text:s text:c="4"/>current_country := country_capitals.first;</text:p>
          <text:p text:style-name="P559"/>
          <text:p text:style-name="P560"><text:s text:c="4"/>while current_country is not null loop</text:p>
          <text:p text:style-name="P561"><text:s text:c="8"/>dbms_output.put_line(current_country || ': ' || country_capitals(current_country));</text:p>
          <text:p text:style-name="P562"/>
          <text:p text:style-name="P563"><text:s text:c="8"/>current_country := country_capitals.next(current_country);</text:p>
          <text:p text:style-name="P564"><text:s text:c="4"/>end loop;</text:p>
          <text:p text:style-name="P565">end;</text:p>
        </text:list-item>
      </text:list>
      <text:h text:style-name="Heading_20_2" text:outline-level="2"><text:bookmark-start text:name="arrays"/>Arrays<text:bookmark-end text:name="arrays"/></text:h>
      <text:list text:style-name="L38">
        <text:list-item>
          <text:p text:style-name="P566">Using <text:span text:style-name="Source_Text">varray</text:span>, it is also possible to create arrays:</text:p>
          <text:p text:style-name="P567">declare</text:p>
          <text:p text:style-name="P568"><text:s text:c="4"/>type names_type is varray(255) of varchar2(20) not null;</text:p>
          <text:p text:style-name="P569"/>
          <text:p text:style-name="P570"><text:s text:c="4"/>names names_type := names_type('Albert', 'Jonathan', 'Judy');</text:p>
          <text:p text:style-name="P571">begin</text:p>
          <text:p text:style-name="P572"><text:s text:c="4"/>dbms_output.put_line('Length before append: ' || names.count);</text:p>
          <text:p text:style-name="P573"/>
          <text:p text:style-name="P574"><text:s text:c="4"/>names.extend;</text:p>
          <text:p text:style-name="P575"/>
          <text:p text:style-name="P576"><text:s text:c="4"/>names(names.last) := 'Alice';</text:p>
          <text:p text:style-name="P577"/>
          <text:p text:style-name="P578"><text:s text:c="4"/>dbms_output.put_line('Length after append: ' || names.count);</text:p>
          <text:p text:style-name="P579"/>
          <text:p text:style-name="P580"><text:s text:c="4"/>names.trim;</text:p>
          <text:p text:style-name="P581"/>
          <text:p text:style-name="P582"><text:s text:c="4"/>dbms_output.put_line('Length after trim: ' || names.count);</text:p>
          <text:p text:style-name="P583"/>
          <text:p text:style-name="P584"><text:s text:c="4"/>names.trim(2);</text:p>
          <text:p text:style-name="P585"/>
          <text:p text:style-name="P586"><text:s text:c="4"/>dbms_output.put_line('Length after second trim: ' || names.count);</text:p>
          <text:p text:style-name="P587"/>
          <text:p text:style-name="P588"><text:s text:c="4"/>names.delete;</text:p>
          <text:p text:style-name="P589"/>
          <text:p text:style-name="P590"><text:s text:c="4"/>dbms_output.put_line('Length after delete: ' || names.count);</text:p>
          <text:p text:style-name="P591">end;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Syntax Details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3-09-24T00:30:46Z</meta:creation-date>
    <dc:date>2023-09-24T00:30:46Z</dc:date>
    <meta:user-defined meta:name="date" meta:value-type="string">2022-02-01</meta:user-defined>
    <meta:user-defined meta:name="linkcolor" meta:value-type="string">blue</meta:user-defined>
    <meta:user-defined meta:name="subtitle" meta:value-type="string">Syntax detail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